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0202b" style:font-size-asian="12pt" style:font-size-complex="12pt"/>
    </style:style>
    <style:style style:name="P3" style:family="paragraph" style:parent-style-name="Standard">
      <style:text-properties style:font-name="Liberation Serif" fo:font-size="12pt" officeooo:rsid="001565e3" officeooo:paragraph-rsid="01423955" style:font-size-asian="12pt" style:font-size-complex="12pt"/>
    </style:style>
    <style:style style:name="P4" style:family="paragraph" style:parent-style-name="Standard">
      <style:text-properties style:font-name="Liberation Serif" fo:font-size="12pt" officeooo:paragraph-rsid="001565e3" style:font-size-asian="12pt" style:font-size-complex="12pt"/>
    </style:style>
    <style:style style:name="P5" style:family="paragraph" style:parent-style-name="Standard">
      <style:text-properties style:font-name="Liberation Serif" fo:font-size="12pt" officeooo:rsid="001af0b6" officeooo:paragraph-rsid="001af0b6" style:font-size-asian="12pt" style:font-size-complex="12pt"/>
    </style:style>
    <style:style style:name="P6" style:family="paragraph" style:parent-style-name="Standard">
      <style:text-properties style:font-name="Liberation Serif" fo:font-size="12pt" officeooo:rsid="001af0b6" officeooo:paragraph-rsid="001af227" style:font-size-asian="12pt" style:font-size-complex="12pt"/>
    </style:style>
    <style:style style:name="P7" style:family="paragraph" style:parent-style-name="Standard">
      <style:text-properties style:font-name="Liberation Serif" fo:font-size="12pt" officeooo:rsid="001af0b6" officeooo:paragraph-rsid="0026512b" style:font-size-asian="12pt" style:font-size-complex="12pt"/>
    </style:style>
    <style:style style:name="P8" style:family="paragraph" style:parent-style-name="Standard">
      <style:text-properties style:font-name="Liberation Serif" fo:font-size="12pt" officeooo:rsid="001af227" officeooo:paragraph-rsid="001c8c0a" style:font-size-asian="12pt" style:font-size-complex="12pt"/>
    </style:style>
    <style:style style:name="P9" style:family="paragraph" style:parent-style-name="Standard">
      <style:text-properties style:font-name="Liberation Serif" fo:font-size="12pt" officeooo:rsid="001d6faa" officeooo:paragraph-rsid="001d6faa" style:font-size-asian="12pt" style:font-size-complex="12pt"/>
    </style:style>
    <style:style style:name="P10" style:family="paragraph" style:parent-style-name="Standard">
      <style:text-properties style:font-name="Liberation Serif" fo:font-size="12pt" officeooo:rsid="001da171" officeooo:paragraph-rsid="002229a8" style:font-size-asian="12pt" style:font-size-complex="12pt"/>
    </style:style>
    <style:style style:name="P11" style:family="paragraph" style:parent-style-name="Standard">
      <style:text-properties style:font-name="Liberation Serif" fo:font-size="12pt" officeooo:rsid="001da171" officeooo:paragraph-rsid="001f2fc0" style:font-size-asian="12pt" style:font-size-complex="12pt"/>
    </style:style>
    <style:style style:name="P12" style:family="paragraph" style:parent-style-name="Standard">
      <style:text-properties style:font-name="Liberation Serif" fo:font-size="12pt" officeooo:rsid="00209349" officeooo:paragraph-rsid="002e0a23" style:font-size-asian="12pt" style:font-size-complex="12pt"/>
    </style:style>
    <style:style style:name="P13" style:family="paragraph" style:parent-style-name="Standard">
      <style:text-properties style:font-name="Liberation Serif" fo:font-size="12pt" officeooo:rsid="00209349" officeooo:paragraph-rsid="00209349" style:font-size-asian="12pt" style:font-size-complex="12pt"/>
    </style:style>
    <style:style style:name="P14" style:family="paragraph" style:parent-style-name="Standard">
      <style:text-properties style:font-name="Liberation Serif" fo:font-size="12pt" officeooo:rsid="0028230d" officeooo:paragraph-rsid="0028230d" style:font-size-asian="12pt" style:font-size-complex="12pt"/>
    </style:style>
    <style:style style:name="P15" style:family="paragraph" style:parent-style-name="Standard">
      <style:text-properties style:font-name="Liberation Serif" fo:font-size="12pt" officeooo:rsid="002a4289" officeooo:paragraph-rsid="002a4289" style:font-size-asian="12pt" style:font-size-complex="12pt"/>
    </style:style>
    <style:style style:name="P16" style:family="paragraph" style:parent-style-name="Standard">
      <style:text-properties style:font-name="Liberation Serif" fo:font-size="12pt" officeooo:rsid="0037d0bf" officeooo:paragraph-rsid="003bf0d8" style:font-size-asian="12pt" style:font-size-complex="12pt"/>
    </style:style>
    <style:style style:name="P17" style:family="paragraph" style:parent-style-name="Standard">
      <style:text-properties style:font-name="Liberation Serif" fo:font-size="12pt" officeooo:rsid="004f87f1" officeooo:paragraph-rsid="004f87f1" style:font-size-asian="12pt" style:font-size-complex="12pt"/>
    </style:style>
    <style:style style:name="P18" style:family="paragraph" style:parent-style-name="Standard">
      <style:text-properties style:font-name="Liberation Serif" fo:font-size="12pt" officeooo:rsid="0092c83e" officeooo:paragraph-rsid="00ed7734" style:font-size-asian="12pt" style:font-size-complex="12pt"/>
    </style:style>
    <style:style style:name="P19" style:family="paragraph" style:parent-style-name="Standard">
      <style:text-properties style:font-name="Liberation Serif" fo:font-size="12pt" officeooo:rsid="013c95d0" officeooo:paragraph-rsid="013c95d0" style:font-size-asian="12pt" style:font-size-complex="12pt"/>
    </style:style>
    <style:style style:name="P20"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24d54c" officeooo:paragraph-rsid="0024d54c"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2ea80d" officeooo:paragraph-rsid="003053d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3318f5" officeooo:paragraph-rsid="00342103"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3318f5" officeooo:paragraph-rsid="0151dcf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35ddc2" officeooo:paragraph-rsid="0035ddc2"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360cf9" officeooo:paragraph-rsid="00360cf9"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3676e7" officeooo:paragraph-rsid="003676e7" style:font-size-asian="10.5pt" style:font-weight-asian="normal" style:font-size-complex="12pt" style:font-weight-complex="normal"/>
    </style:style>
    <style:style style:name="P28" style:family="paragraph" style:parent-style-name="Standard">
      <style:text-properties style:font-name="Liberation Serif" fo:font-size="12pt" officeooo:rsid="0024d54c" officeooo:paragraph-rsid="0024d54c" style:font-size-asian="10.5pt" style:font-size-complex="12pt"/>
    </style:style>
    <style:style style:name="P29" style:family="paragraph" style:parent-style-name="Standard">
      <style:text-properties style:font-name="Liberation Serif" fo:font-size="12pt" fo:font-weight="bold" officeooo:rsid="003318f5" officeooo:paragraph-rsid="003318f5" style:font-size-asian="10.5pt" style:font-weight-asian="bold" style:font-size-complex="12pt" style:font-weight-complex="bold"/>
    </style:style>
    <style:style style:name="P30" style:family="paragraph" style:parent-style-name="Standard">
      <style:text-properties style:font-name="Liberation Serif" fo:font-size="12pt" fo:font-weight="bold" officeooo:rsid="00360cf9" officeooo:paragraph-rsid="00360cf9" style:font-size-asian="10.5pt" style:font-weight-asian="bold" style:font-size-complex="12pt" style:font-weight-complex="bold"/>
    </style:style>
    <style:style style:name="P31"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32"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33"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34"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29d59f" officeooo:paragraph-rsid="0028230d"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02a4289"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02c0c66" officeooo:paragraph-rsid="002c0c66"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136f"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d26b"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a7b60"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bf0d8"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4a12bd" officeooo:paragraph-rsid="004a12bd"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4f87f1"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5118b3"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dae215"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5118b3" officeooo:paragraph-rsid="005118b3"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3a04b"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8c577"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5203fa" officeooo:paragraph-rsid="005203fa"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558d47" officeooo:paragraph-rsid="00558d47"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57d39c" officeooo:paragraph-rsid="0058c577"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8c577"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5b5aa9" officeooo:paragraph-rsid="0062794e"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413b92" officeooo:paragraph-rsid="00413b92"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4bb0f7"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5c9045" officeooo:paragraph-rsid="005c9045"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5ec46c" officeooo:paragraph-rsid="005ec46c"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6100db" officeooo:paragraph-rsid="0063bdea"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2ea80d" officeooo:paragraph-rsid="002ea80d"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064750b"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6666d5"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689970" officeooo:paragraph-rsid="00689970"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71933a" officeooo:paragraph-rsid="0071933a"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6df64d" officeooo:paragraph-rsid="006df64d"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7e871c"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b252ba"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22db20" officeooo:paragraph-rsid="002ea80d"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8b2f9a" officeooo:paragraph-rsid="008dfa8e"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dfa8e"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ec3ac"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cb56e"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446f01" officeooo:paragraph-rsid="00446f01"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14bc9"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93989a" officeooo:paragraph-rsid="0093989a"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0947b35" officeooo:paragraph-rsid="00947b35"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9646c0" officeooo:paragraph-rsid="009646c0"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39b19"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5b257"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06fabc2" officeooo:paragraph-rsid="006fabc2"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a287"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bae4"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be9646"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0b0ac98" officeooo:paragraph-rsid="00b0ac98"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0b8f5eb" officeooo:paragraph-rsid="00b8f5eb"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0b92a58" officeooo:paragraph-rsid="00b92a58"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0b70da5" officeooo:paragraph-rsid="00b70da5"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038daef" officeooo:paragraph-rsid="003a7b60"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da9cab" officeooo:paragraph-rsid="00da9cab"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0f67e09" officeooo:paragraph-rsid="00f67e09"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0f971c6" officeooo:paragraph-rsid="00f971c6"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0b466fb" officeooo:paragraph-rsid="00b56b1e"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0fcfb98" officeooo:paragraph-rsid="00fe34bc"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009a98" officeooo:paragraph-rsid="01009a98"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0a6853" officeooo:paragraph-rsid="010a6853"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0d5d92" officeooo:paragraph-rsid="010d5d92"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1109126" officeooo:paragraph-rsid="01119626"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111db05" officeooo:paragraph-rsid="0113b221"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114fde0" officeooo:paragraph-rsid="0114fde0"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1163f06" officeooo:paragraph-rsid="01163f06"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1224317" officeooo:paragraph-rsid="01224317"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126d7e9" officeooo:paragraph-rsid="0126d7e9"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137dc58" officeooo:paragraph-rsid="0137dc58"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139cc46"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124ff7c" officeooo:paragraph-rsid="013c275b"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weight-asian="normal" style:font-size-complex="12pt" style:font-weight-complex="normal"/>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35ddc2" style:font-size-asian="12pt" style:font-weight-asian="normal" style:font-size-complex="12pt" style:font-weight-complex="normal"/>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024d54c" officeooo:paragraph-rsid="0024d54c" style:font-size-asian="12pt" style:font-weight-asian="normal" style:font-size-complex="12pt" style:font-weight-complex="normal"/>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2pt" style:font-weight-asian="normal" style:font-size-complex="12pt" style:font-weight-complex="normal"/>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weight-asian="normal" style:font-size-complex="12pt" style:font-weight-complex="normal"/>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42103" style:font-size-asian="12pt" style:font-weight-asian="normal" style:font-size-complex="12pt" style:font-weight-complex="normal"/>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weight-asian="normal" style:font-size-complex="12pt" style:font-weight-complex="normal"/>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2f9786" style:font-size-asian="12pt" style:font-weight-asian="normal" style:font-size-complex="12pt" style:font-weight-complex="normal"/>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51dcf5" style:font-size-asian="12pt" style:font-weight-asian="normal" style:font-size-complex="12pt" style:font-weight-complex="normal"/>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5ddc2" style:font-size-asian="12pt" style:font-weight-asian="normal" style:font-size-complex="12pt" style:font-weight-complex="normal"/>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60cf9" style:font-size-asian="12pt" style:font-weight-asian="normal" style:font-size-complex="12pt" style:font-weight-complex="normal"/>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03676e7" officeooo:paragraph-rsid="00360cf9"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5118b3"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078b919" officeooo:paragraph-rsid="0078b919"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07ea04a" officeooo:paragraph-rsid="007ea04a"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2281a"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4f343"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088131a" officeooo:paragraph-rsid="0088131a"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089b8fe" officeooo:paragraph-rsid="0089b8fe"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09c1e14" officeooo:paragraph-rsid="006b5585"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09d5b7a" officeooo:paragraph-rsid="009ea329"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09a2045" officeooo:paragraph-rsid="009ea329"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071b8"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0c178d8" officeooo:paragraph-rsid="00c178d8"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0c67afe" officeooo:paragraph-rsid="00c67afe"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0ccb790" officeooo:paragraph-rsid="00d0f0bd"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0787f9c" officeooo:paragraph-rsid="00787f9c"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0d4c130" officeooo:paragraph-rsid="00d4c130"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06b5585" officeooo:paragraph-rsid="006b5585"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0e82c3d" officeooo:paragraph-rsid="00e82c3d"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296f0"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5ed3a"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0e10ebb" officeooo:paragraph-rsid="00e30cfc"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12739e7" officeooo:paragraph-rsid="012739e7"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12c6aec" officeooo:paragraph-rsid="012c6aec"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0d23c31"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15bc673"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0ea80a7" officeooo:paragraph-rsid="00ebe898"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0ccb5ec"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151dcf5"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c1206f" style:font-size-asian="12pt" style:font-weight-asian="bold" style:font-size-complex="12pt" style:font-weight-complex="bold"/>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02229a8" officeooo:paragraph-rsid="002229a8" style:font-size-asian="10.5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0.5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68"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3fe9ab" style:font-size-asian="12pt" style:font-weight-asian="bold" style:font-size-complex="12pt" style:font-weight-complex="bold"/>
    </style:style>
    <style:style style:name="P169"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70"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71" style:family="paragraph" style:parent-style-name="Standard">
      <style:text-properties fo:font-variant="normal" fo:text-transform="none" fo:color="#202122" loext:opacity="100%" style:font-name="Liberation Serif" fo:font-size="12pt" fo:letter-spacing="normal" fo:font-style="normal" fo:font-weight="bold" officeooo:rsid="0082281a" officeooo:paragraph-rsid="0082281a" style:font-size-asian="12pt" style:font-weight-asian="bold" style:font-size-complex="12pt" style:font-weight-complex="bold"/>
    </style:style>
    <style:style style:name="P172" style:family="paragraph" style:parent-style-name="Standard">
      <style:text-properties fo:font-variant="normal" fo:text-transform="none" fo:color="#202122" loext:opacity="100%" style:font-name="Liberation Serif" fo:font-size="12pt" fo:letter-spacing="normal" fo:font-style="normal" fo:font-weight="bold" officeooo:rsid="009ea329" officeooo:paragraph-rsid="009ea329" style:font-size-asian="12pt" style:font-weight-asian="bold" style:font-size-complex="12pt" style:font-weight-complex="bold"/>
    </style:style>
    <style:style style:name="P173"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09ea329" style:font-size-asian="12pt" style:font-weight-asian="bold" style:font-size-complex="12pt" style:font-weight-complex="bold"/>
    </style:style>
    <style:style style:name="P174"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11eda01" style:font-size-asian="12pt" style:font-weight-asian="bold" style:font-size-complex="12pt" style:font-weight-complex="bold"/>
    </style:style>
    <style:style style:name="P175" style:family="paragraph" style:parent-style-name="Standard">
      <style:text-properties fo:font-variant="normal" fo:text-transform="none" fo:color="#202122" loext:opacity="100%" style:font-name="Liberation Serif" fo:font-size="12pt" fo:letter-spacing="normal" fo:font-style="normal" fo:font-weight="bold" officeooo:rsid="0035ddc2" officeooo:paragraph-rsid="0035ddc2" style:font-size-asian="12pt" style:font-weight-asian="bold" style:font-size-complex="12pt" style:font-weight-complex="bold"/>
    </style:style>
    <style:style style:name="P176" style:family="paragraph" style:parent-style-name="Standard">
      <style:text-properties fo:font-variant="normal" fo:text-transform="none" fo:color="#202122" loext:opacity="100%" style:font-name="Liberation Serif" fo:font-size="12pt" fo:letter-spacing="normal" fo:font-style="normal" fo:font-weight="bold" officeooo:rsid="00e82c3d" officeooo:paragraph-rsid="00e82c3d" style:font-size-asian="12pt" style:font-weight-asian="bold" style:font-size-complex="12pt" style:font-weight-complex="bold"/>
    </style:style>
    <style:style style:name="P177" style:family="paragraph" style:parent-style-name="Standard">
      <style:text-properties fo:font-variant="normal" fo:text-transform="none" fo:color="#202122" loext:opacity="100%" style:font-name="Liberation Serif" fo:font-size="12pt" fo:letter-spacing="normal" fo:font-style="normal" fo:font-weight="bold" officeooo:rsid="003d4217" officeooo:paragraph-rsid="003d4217" style:font-size-asian="12pt" style:font-weight-asian="bold" style:font-size-complex="12pt" style:font-weight-complex="bold"/>
    </style:style>
    <style:style style:name="P178" style:family="paragraph" style:parent-style-name="Standard">
      <style:text-properties fo:font-variant="normal" fo:text-transform="none" fo:color="#202122" loext:opacity="100%" style:font-name="Liberation Serif" fo:font-size="12pt" fo:letter-spacing="normal" fo:font-style="normal" fo:font-weight="bold" officeooo:rsid="0111db05" officeooo:paragraph-rsid="0111db05" style:font-size-asian="12pt" style:font-weight-asian="bold" style:font-size-complex="12pt" style:font-weight-complex="bold"/>
    </style:style>
    <style:style style:name="P179" style:family="paragraph" style:parent-style-name="Standard">
      <style:text-properties fo:font-variant="normal" fo:text-transform="none" fo:color="#202122" loext:opacity="100%" style:font-name="Liberation Serif" fo:font-size="12pt" fo:letter-spacing="normal" fo:font-style="normal" fo:font-weight="bold" officeooo:rsid="01045783" officeooo:paragraph-rsid="010296f0" style:font-size-asian="12pt" style:font-weight-asian="bold" style:font-size-complex="12pt" style:font-weight-complex="bold"/>
    </style:style>
    <style:style style:name="P18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8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8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8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8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31dd97" style:font-size-asian="12pt" style:font-weight-asian="normal" style:font-size-complex="12pt" style:font-weight-complex="normal"/>
    </style:style>
    <style:style style:name="P18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4a0084" style:font-size-asian="12pt" style:font-weight-asian="normal" style:font-size-complex="12pt" style:font-weight-complex="normal"/>
    </style:style>
    <style:style style:name="P18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279ee" officeooo:paragraph-rsid="013279ee" style:font-size-asian="12pt" style:font-weight-asian="normal" style:font-size-complex="12pt" style:font-weight-complex="normal"/>
    </style:style>
    <style:style style:name="P18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4c3424" officeooo:paragraph-rsid="014c3424" style:font-size-asian="12pt" style:font-weight-asian="normal" style:font-size-complex="12pt" style:font-weight-complex="normal"/>
    </style:style>
    <style:style style:name="P188" style:family="paragraph" style:parent-style-name="Standard">
      <style:text-properties fo:font-variant="normal" fo:text-transform="none" fo:color="#202122" loext:opacity="100%" style:font-name="Liberation Serif" fo:font-size="12pt" fo:letter-spacing="normal" fo:font-style="normal" style:text-underline-style="none" fo:font-weight="bold" officeooo:rsid="01339cc7" officeooo:paragraph-rsid="01339cc7" style:font-size-asian="12pt" style:font-weight-asian="bold" style:font-size-complex="12pt" style:font-weight-complex="bold"/>
    </style:style>
    <style:style style:name="P189"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5dcf6" officeooo:paragraph-rsid="0135dcf6" style:font-size-asian="12pt" style:font-weight-asian="normal" style:font-size-complex="12pt" style:font-weight-complex="normal"/>
    </style:style>
    <style:style style:name="P190"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68fd7" officeooo:paragraph-rsid="01368fd7" style:font-size-asian="12pt" style:font-weight-asian="normal" style:font-size-complex="12pt" style:font-weight-complex="normal"/>
    </style:style>
    <style:style style:name="P191"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31dd97" style:font-size-asian="12pt" style:font-weight-asian="normal" style:font-size-complex="12pt" style:font-weight-complex="normal"/>
    </style:style>
    <style:style style:name="P192"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4a0084" style:font-size-asian="12pt" style:font-weight-asian="normal" style:font-size-complex="12pt" style:font-weight-complex="normal"/>
    </style:style>
    <style:style style:name="P193"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29738" officeooo:paragraph-rsid="013279ee" style:font-size-asian="12pt" style:font-weight-asian="normal" style:font-size-complex="12pt" style:font-weight-complex="normal"/>
    </style:style>
    <style:style style:name="P194"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95"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96"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97"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98"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size-complex="12pt"/>
    </style:style>
    <style:style style:name="P199" style:family="paragraph" style:parent-style-name="Standard">
      <style:text-properties fo:font-variant="normal" fo:text-transform="none" fo:color="#202122" loext:opacity="100%" style:font-name="Liberation Serif" fo:font-size="12pt" fo:letter-spacing="normal" fo:font-style="normal" fo:font-weight="normal" officeooo:rsid="01644f5a" officeooo:paragraph-rsid="01644f5a" style:font-size-asian="12pt" style:font-size-complex="12pt"/>
    </style:style>
    <style:style style:name="P200"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201" style:family="paragraph" style:parent-style-name="Standard">
      <style:text-properties fo:font-variant="normal" fo:text-transform="none" fo:color="#202122" loext:opacity="100%" style:font-name="Liberation Serif" fo:font-size="12pt" fo:letter-spacing="normal" fo:font-style="normal" fo:font-weight="normal" officeooo:rsid="0165d6bb" officeooo:paragraph-rsid="0165d6bb" style:font-size-asian="12pt" style:font-size-complex="12pt"/>
    </style:style>
    <style:style style:name="P202" style:family="paragraph" style:parent-style-name="Standard">
      <style:text-properties fo:font-variant="normal" fo:text-transform="none" fo:color="#202122" loext:opacity="100%" style:font-name="Liberation Serif" fo:font-size="12pt" fo:letter-spacing="normal" fo:font-style="normal" fo:font-weight="normal" officeooo:rsid="01663637" officeooo:paragraph-rsid="01663637" style:font-size-asian="12pt" style:font-size-complex="12pt"/>
    </style:style>
    <style:style style:name="P203" style:family="paragraph" style:parent-style-name="Standard">
      <style:text-properties fo:font-variant="normal" fo:text-transform="none" fo:color="#202122" loext:opacity="100%" style:font-name="Liberation Serif" fo:font-size="12pt" fo:letter-spacing="normal" fo:font-style="normal" fo:font-weight="normal" officeooo:rsid="01674ed6" officeooo:paragraph-rsid="01674ed6" style:font-size-asian="12pt" style:font-size-complex="12pt"/>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01af227"/>
    </style:style>
    <style:style style:name="T6" style:family="text">
      <style:text-properties fo:font-variant="normal" fo:text-transform="none" fo:color="#202122" loext:opacity="100%" fo:letter-spacing="normal" fo:font-style="normal" fo:font-weight="normal" officeooo:rsid="001c8c0a"/>
    </style:style>
    <style:style style:name="T7" style:family="text">
      <style:text-properties fo:font-variant="normal" fo:text-transform="none" fo:color="#202122" loext:opacity="100%" fo:letter-spacing="normal" fo:font-style="normal" fo:font-weight="normal" officeooo:rsid="001e2b8c"/>
    </style:style>
    <style:style style:name="T8" style:family="text">
      <style:text-properties fo:font-variant="normal" fo:text-transform="none" fo:color="#202122" loext:opacity="100%" fo:letter-spacing="normal" fo:font-style="normal" fo:font-weight="normal" officeooo:rsid="001ead47"/>
    </style:style>
    <style:style style:name="T9" style:family="text">
      <style:text-properties fo:font-variant="normal" fo:text-transform="none" fo:color="#202122" loext:opacity="100%" fo:letter-spacing="normal" fo:font-style="normal" fo:font-weight="normal" officeooo:rsid="001f2fc0"/>
    </style:style>
    <style:style style:name="T10" style:family="text">
      <style:text-properties fo:font-variant="normal" fo:text-transform="none" fo:color="#202122" loext:opacity="100%" fo:letter-spacing="normal" fo:font-style="normal" fo:font-weight="normal" officeooo:rsid="002229a8"/>
    </style:style>
    <style:style style:name="T11" style:family="text">
      <style:text-properties fo:font-variant="normal" fo:text-transform="none" fo:color="#202122" loext:opacity="100%" fo:letter-spacing="normal" fo:font-style="normal" fo:font-weight="normal" style:font-size-asian="12pt" style:font-weight-asian="normal" style:font-weight-complex="normal"/>
    </style:style>
    <style:style style:name="T12" style:family="text">
      <style:text-properties fo:font-variant="normal" fo:text-transform="none" fo:color="#202122" loext:opacity="100%" fo:letter-spacing="normal" fo:font-style="normal" fo:font-weight="normal" officeooo:rsid="001da171" style:font-size-asian="12pt" style:font-weight-asian="normal" style:font-weight-complex="normal"/>
    </style:style>
    <style:style style:name="T13" style:family="text">
      <style:text-properties fo:font-variant="normal" fo:text-transform="none" fo:color="#202122" loext:opacity="100%" fo:letter-spacing="normal" fo:font-style="normal" fo:font-weight="normal" officeooo:rsid="001f2fc0" style:font-size-asian="12pt" style:font-weight-asian="normal" style:font-weight-complex="normal"/>
    </style:style>
    <style:style style:name="T14" style:family="text">
      <style:text-properties fo:font-variant="normal" fo:text-transform="none" fo:color="#202122" loext:opacity="100%" fo:letter-spacing="normal" fo:font-style="normal" fo:font-weight="normal" officeooo:rsid="0022db20" style:font-size-asian="12pt" style:font-weight-asian="normal" style:font-weight-complex="normal"/>
    </style:style>
    <style:style style:name="T15" style:family="text">
      <style:text-properties fo:font-variant="normal" fo:text-transform="none" fo:color="#202122" loext:opacity="100%" fo:letter-spacing="normal" fo:font-style="normal" fo:font-weight="normal" officeooo:rsid="002229a8" style:font-size-asian="12pt" style:font-weight-asian="normal" style:font-weight-complex="normal"/>
    </style:style>
    <style:style style:name="T16" style:family="text">
      <style:text-properties fo:font-variant="normal" fo:text-transform="none" fo:color="#202122" loext:opacity="100%" fo:letter-spacing="normal" fo:font-style="normal" fo:font-weight="normal" officeooo:rsid="001e2b8c" style:font-size-asian="12pt" style:font-weight-asian="normal" style:font-weight-complex="normal"/>
    </style:style>
    <style:style style:name="T17" style:family="text">
      <style:text-properties fo:font-variant="normal" fo:text-transform="none" fo:color="#202122" loext:opacity="100%" fo:letter-spacing="normal" fo:font-style="normal" fo:font-weight="normal" officeooo:rsid="001ead47" style:font-size-asian="12pt" style:font-weight-asian="normal" style:font-weight-complex="normal"/>
    </style:style>
    <style:style style:name="T18" style:family="text">
      <style:text-properties fo:font-variant="normal" fo:text-transform="none" fo:color="#202122" loext:opacity="100%" fo:letter-spacing="normal" fo:font-style="normal" fo:font-weight="normal" officeooo:rsid="00209349" style:font-size-asian="12pt" style:font-weight-asian="normal" style:font-weight-complex="normal"/>
    </style:style>
    <style:style style:name="T19" style:family="text">
      <style:text-properties fo:font-variant="normal" fo:text-transform="none" fo:color="#202122" loext:opacity="100%" fo:letter-spacing="normal" fo:font-style="normal" fo:font-weight="normal" officeooo:rsid="0026512b"/>
    </style:style>
    <style:style style:name="T20" style:family="text">
      <style:text-properties fo:font-variant="normal" fo:text-transform="none" fo:color="#202122" loext:opacity="100%" fo:letter-spacing="normal" fo:font-style="normal" fo:font-weight="normal" officeooo:rsid="001da171"/>
    </style:style>
    <style:style style:name="T21" style:family="text">
      <style:text-properties fo:font-variant="normal" fo:text-transform="none" fo:color="#202122" loext:opacity="100%" fo:letter-spacing="normal" fo:font-style="normal" fo:font-weight="normal" officeooo:rsid="00209349"/>
    </style:style>
    <style:style style:name="T22" style:family="text">
      <style:text-properties fo:font-variant="normal" fo:text-transform="none" fo:color="#202122" loext:opacity="100%" fo:letter-spacing="normal" fo:font-style="normal" fo:font-weight="normal" officeooo:rsid="0029d59f"/>
    </style:style>
    <style:style style:name="T23" style:family="text">
      <style:text-properties fo:font-variant="normal" fo:text-transform="none" fo:color="#202122" loext:opacity="100%" fo:letter-spacing="normal" fo:font-style="normal" fo:font-weight="normal" officeooo:rsid="0037d0bf"/>
    </style:style>
    <style:style style:name="T24" style:family="text">
      <style:text-properties fo:font-variant="normal" fo:text-transform="none" fo:color="#202122" loext:opacity="100%" fo:letter-spacing="normal" fo:font-style="normal" fo:font-weight="normal" officeooo:rsid="001af0b6"/>
    </style:style>
    <style:style style:name="T25" style:family="text">
      <style:text-properties fo:font-variant="normal" fo:text-transform="none" fo:color="#202122" loext:opacity="100%" fo:letter-spacing="normal" fo:font-style="normal" fo:font-weight="normal" officeooo:rsid="003bf0d8"/>
    </style:style>
    <style:style style:name="T26" style:family="text">
      <style:text-properties fo:font-variant="normal" fo:text-transform="none" fo:color="#202122" loext:opacity="100%" fo:letter-spacing="normal" fo:font-style="normal" fo:font-weight="normal" officeooo:rsid="0092d225"/>
    </style:style>
    <style:style style:name="T27" style:family="text">
      <style:text-properties fo:font-variant="normal" fo:text-transform="none" fo:color="#202122" loext:opacity="100%" fo:letter-spacing="normal" fo:font-style="normal" fo:font-weight="normal" officeooo:rsid="00ed3ed9"/>
    </style:style>
    <style:style style:name="T28" style:family="text">
      <style:text-properties fo:font-variant="normal" fo:text-transform="none" fo:color="#202122" loext:opacity="100%" fo:letter-spacing="normal" fo:font-style="normal" fo:font-weight="normal" officeooo:rsid="00ed7734"/>
    </style:style>
    <style:style style:name="T29" style:family="text">
      <style:text-properties fo:font-variant="normal" fo:text-transform="none" fo:color="#202122" loext:opacity="100%" fo:letter-spacing="normal" fo:font-style="normal" fo:font-weight="normal" officeooo:rsid="00ee330b"/>
    </style:style>
    <style:style style:name="T30" style:family="text">
      <style:text-properties fo:font-variant="normal" fo:text-transform="none" fo:color="#202122" loext:opacity="100%" fo:letter-spacing="normal" fo:font-style="normal" officeooo:rsid="001565e3"/>
    </style:style>
    <style:style style:name="T31" style:family="text">
      <style:text-properties fo:font-variant="normal" fo:text-transform="none" fo:color="#202122" loext:opacity="100%" fo:letter-spacing="normal" fo:font-style="normal" fo:font-weight="bold" style:font-weight-asian="bold" style:font-weight-complex="bold"/>
    </style:style>
    <style:style style:name="T32" style:family="text">
      <style:text-properties fo:font-variant="normal" fo:text-transform="none" fo:color="#202122" loext:opacity="100%" fo:letter-spacing="normal" fo:font-style="normal" fo:font-weight="bold" officeooo:rsid="002e0a23" style:font-weight-asian="bold" style:font-weight-complex="bold"/>
    </style:style>
    <style:style style:name="T33" style:family="text">
      <style:text-properties fo:font-variant="normal" fo:text-transform="none" fo:color="#202122" loext:opacity="100%" fo:letter-spacing="normal" fo:font-style="normal" fo:font-weight="bold" officeooo:rsid="003053dd" style:font-weight-asian="bold" style:font-weight-complex="bold"/>
    </style:style>
    <style:style style:name="T34" style:family="text">
      <style:text-properties fo:font-variant="normal" fo:text-transform="none" fo:color="#202122" loext:opacity="100%" fo:letter-spacing="normal" fo:font-style="normal" style:font-size-asian="12pt"/>
    </style:style>
    <style:style style:name="T35" style:family="text">
      <style:text-properties fo:font-variant="normal" fo:text-transform="none" fo:color="#202122" loext:opacity="100%" fo:letter-spacing="normal" fo:font-style="normal" officeooo:rsid="001da171" style:font-size-asian="12pt"/>
    </style:style>
    <style:style style:name="T36" style:family="text">
      <style:text-properties fo:font-variant="normal" fo:text-transform="none" fo:color="#202122" loext:opacity="100%" fo:letter-spacing="normal" fo:font-style="normal" officeooo:rsid="001f2fc0" style:font-size-asian="12pt"/>
    </style:style>
    <style:style style:name="T37" style:family="text">
      <style:text-properties fo:font-variant="normal" fo:text-transform="none" fo:color="#202122" loext:opacity="100%" fo:letter-spacing="normal" fo:font-style="normal" officeooo:rsid="001e2b8c" style:font-size-asian="12pt"/>
    </style:style>
    <style:style style:name="T38" style:family="text">
      <style:text-properties fo:font-variant="normal" fo:text-transform="none" fo:color="#202122" loext:opacity="100%" fo:letter-spacing="normal" fo:font-style="normal" officeooo:rsid="001ead47" style:font-size-asian="12pt"/>
    </style:style>
    <style:style style:name="T39" style:family="text">
      <style:text-properties fo:font-variant="normal" fo:text-transform="none" fo:color="#202122" loext:opacity="100%" fo:letter-spacing="normal" fo:font-style="normal" officeooo:rsid="00209349" style:font-size-asian="12pt"/>
    </style:style>
    <style:style style:name="T40" style:family="text">
      <style:text-properties fo:font-variant="normal" fo:text-transform="none" fo:color="#202122" loext:opacity="100%" fo:letter-spacing="normal" fo:font-style="normal" officeooo:rsid="002229a8" style:font-size-asian="12pt"/>
    </style:style>
    <style:style style:name="T41" style:family="text">
      <style:text-properties fo:font-variant="normal" fo:text-transform="none" fo:color="#202122" loext:opacity="100%" fo:letter-spacing="normal" fo:font-style="normal" officeooo:rsid="003053dd" style:font-size-asian="12pt"/>
    </style:style>
    <style:style style:name="T42" style:family="text">
      <style:text-properties fo:font-variant="normal" fo:text-transform="none" fo:color="#202122" loext:opacity="100%" fo:letter-spacing="normal" fo:font-style="normal" officeooo:rsid="00342103" style:font-size-asian="12pt"/>
    </style:style>
    <style:style style:name="T43" style:family="text">
      <style:text-properties fo:font-variant="normal" fo:text-transform="none" fo:color="#202122" loext:opacity="100%" fo:letter-spacing="normal" fo:font-style="normal" officeooo:rsid="001af0b6" style:font-size-asian="12pt"/>
    </style:style>
    <style:style style:name="T44" style:family="text">
      <style:text-properties fo:font-variant="normal" fo:text-transform="none" fo:color="#202122" loext:opacity="100%" fo:letter-spacing="normal" fo:font-style="normal" officeooo:rsid="003676e7" style:font-size-asian="12pt"/>
    </style:style>
    <style:style style:name="T45" style:family="text">
      <style:text-properties fo:font-variant="normal" fo:text-transform="none" fo:color="#202122" loext:opacity="100%" fo:letter-spacing="normal" fo:font-style="normal" officeooo:rsid="00360cf9" style:font-size-asian="12pt"/>
    </style:style>
    <style:style style:name="T46" style:family="text">
      <style:text-properties fo:font-variant="normal" fo:text-transform="none" fo:color="#202122" loext:opacity="100%" fo:letter-spacing="normal" fo:font-style="normal" officeooo:rsid="0037d0bf" style:font-size-asian="12pt"/>
    </style:style>
    <style:style style:name="T47" style:family="text">
      <style:text-properties fo:font-variant="normal" fo:text-transform="none" fo:color="#202122" loext:opacity="100%" fo:letter-spacing="normal" fo:font-style="normal" officeooo:rsid="00689970" style:font-size-asian="12pt"/>
    </style:style>
    <style:style style:name="T48" style:family="text">
      <style:text-properties fo:font-variant="normal" fo:text-transform="none" fo:color="#202122" loext:opacity="100%" fo:letter-spacing="normal" fo:font-style="normal" officeooo:rsid="008055fd" style:font-size-asian="12pt"/>
    </style:style>
    <style:style style:name="T49" style:family="text">
      <style:text-properties fo:font-variant="normal" fo:text-transform="none" fo:color="#202122" loext:opacity="100%" fo:letter-spacing="normal" fo:font-style="normal" officeooo:rsid="00ec8bcf" style:font-size-asian="12pt"/>
    </style:style>
    <style:style style:name="T50" style:family="text">
      <style:text-properties fo:font-variant="normal" fo:text-transform="none" fo:color="#202122" loext:opacity="100%" fo:letter-spacing="normal" fo:font-style="normal" officeooo:rsid="00f047eb" style:font-size-asian="12pt"/>
    </style:style>
    <style:style style:name="T51" style:family="text">
      <style:text-properties fo:font-variant="normal" fo:text-transform="none" fo:color="#202122" loext:opacity="100%" fo:letter-spacing="normal" fo:font-style="normal" officeooo:rsid="013c275b" style:font-size-asian="12pt"/>
    </style:style>
    <style:style style:name="T52" style:family="text">
      <style:text-properties fo:font-variant="normal" fo:text-transform="none" fo:color="#202122" loext:opacity="100%" fo:letter-spacing="normal" fo:font-style="normal" officeooo:rsid="015365c4" style:font-size-asian="12pt"/>
    </style:style>
    <style:style style:name="T53" style:family="text">
      <style:text-properties fo:font-variant="normal" fo:text-transform="none" fo:color="#202122" loext:opacity="100%" fo:letter-spacing="normal" fo:font-style="normal" officeooo:rsid="015ce24b" style:font-size-asian="12pt"/>
    </style:style>
    <style:style style:name="T54" style:family="text">
      <style:text-properties fo:font-variant="normal" fo:text-transform="none" fo:color="#202122" loext:opacity="100%" fo:letter-spacing="normal" fo:font-style="normal" officeooo:rsid="002e0a23"/>
    </style:style>
    <style:style style:name="T55" style:family="text">
      <style:text-properties fo:font-variant="normal" fo:text-transform="none" fo:color="#202122" loext:opacity="100%" fo:letter-spacing="normal" fo:font-style="normal" officeooo:rsid="003053dd"/>
    </style:style>
    <style:style style:name="T56" style:family="text">
      <style:text-properties fo:font-variant="normal" fo:text-transform="none" fo:color="#202122" loext:opacity="100%" fo:letter-spacing="normal" fo:font-style="normal" style:text-underline-style="solid" style:text-underline-width="auto" style:text-underline-color="font-color" style:font-size-asian="12pt"/>
    </style:style>
    <style:style style:name="T57" style:family="text">
      <style:text-properties fo:font-variant="normal" fo:text-transform="none" fo:color="#202122" loext:opacity="100%" fo:letter-spacing="normal" fo:font-style="normal" style:text-underline-style="solid" style:text-underline-width="auto" style:text-underline-color="font-color" officeooo:rsid="015184ee" style:font-size-asian="12pt"/>
    </style:style>
    <style:style style:name="T58" style:family="text">
      <style:text-properties fo:font-variant="normal" fo:text-transform="none" fo:color="#202122" loext:opacity="100%" fo:letter-spacing="normal" fo:font-style="normal" style:text-underline-style="solid" style:text-underline-width="auto" style:text-underline-color="font-color" officeooo:rsid="0151dcf5" style:font-size-asian="12pt"/>
    </style:style>
    <style:style style:name="T59" style:family="text">
      <style:text-properties fo:font-variant="normal" fo:text-transform="none" fo:color="#202122" loext:opacity="100%" fo:letter-spacing="normal" fo:font-style="normal" style:text-underline-style="solid" style:text-underline-width="auto" style:text-underline-color="font-color" officeooo:rsid="015298dc" style:font-size-asian="12pt"/>
    </style:style>
    <style:style style:name="T60" style:family="text">
      <style:text-properties officeooo:rsid="00172d50"/>
    </style:style>
    <style:style style:name="T61" style:family="text">
      <style:text-properties officeooo:rsid="0037d0bf"/>
    </style:style>
    <style:style style:name="T62" style:family="text">
      <style:text-properties officeooo:rsid="001af0b6"/>
    </style:style>
    <style:style style:name="T63" style:family="text">
      <style:text-properties officeooo:rsid="00209349"/>
    </style:style>
    <style:style style:name="T64" style:family="text">
      <style:text-properties officeooo:rsid="001da171"/>
    </style:style>
    <style:style style:name="T65" style:family="text">
      <style:text-properties officeooo:rsid="001e2b8c"/>
    </style:style>
    <style:style style:name="T66" style:family="text">
      <style:text-properties officeooo:rsid="003f136f"/>
    </style:style>
    <style:style style:name="T67" style:family="text">
      <style:text-properties officeooo:rsid="003fd26b"/>
    </style:style>
    <style:style style:name="T68" style:family="text">
      <style:text-properties officeooo:rsid="001ead47"/>
    </style:style>
    <style:style style:name="T69" style:family="text">
      <style:text-properties officeooo:rsid="004c6e9b"/>
    </style:style>
    <style:style style:name="T70" style:family="text">
      <style:text-properties officeooo:rsid="004f87f1"/>
    </style:style>
    <style:style style:name="T71" style:family="text">
      <style:text-properties officeooo:rsid="005118b3"/>
    </style:style>
    <style:style style:name="T72" style:family="text">
      <style:text-properties officeooo:rsid="005203fa"/>
    </style:style>
    <style:style style:name="T73" style:family="text">
      <style:text-properties officeooo:rsid="0053a04b"/>
    </style:style>
    <style:style style:name="T74" style:family="text">
      <style:text-properties officeooo:rsid="0055e341"/>
    </style:style>
    <style:style style:name="T75" style:family="text">
      <style:text-properties officeooo:rsid="0058c577"/>
    </style:style>
    <style:style style:name="T76" style:family="text">
      <style:text-properties officeooo:rsid="005c414a"/>
    </style:style>
    <style:style style:name="T77" style:family="text">
      <style:text-properties officeooo:rsid="005c9045"/>
    </style:style>
    <style:style style:name="T78" style:family="text">
      <style:text-properties officeooo:rsid="001f2fc0"/>
    </style:style>
    <style:style style:name="T79" style:family="text">
      <style:text-properties officeooo:rsid="005ec46c"/>
    </style:style>
    <style:style style:name="T80" style:family="text">
      <style:text-properties officeooo:rsid="0060f9a9"/>
    </style:style>
    <style:style style:name="T81" style:family="text">
      <style:text-properties officeooo:rsid="0064c615"/>
    </style:style>
    <style:style style:name="T82" style:family="text">
      <style:text-properties officeooo:rsid="006827c5"/>
    </style:style>
    <style:style style:name="T83" style:family="text">
      <style:text-properties officeooo:rsid="006df64d"/>
    </style:style>
    <style:style style:name="T84" style:family="text">
      <style:text-properties officeooo:rsid="006f1f7a"/>
    </style:style>
    <style:style style:name="T85" style:family="text">
      <style:text-properties officeooo:rsid="006fabc2"/>
    </style:style>
    <style:style style:name="T86" style:family="text">
      <style:text-properties officeooo:rsid="007321b8"/>
    </style:style>
    <style:style style:name="T87" style:family="text">
      <style:text-properties officeooo:rsid="0078b919"/>
    </style:style>
    <style:style style:name="T88" style:family="text">
      <style:text-properties officeooo:rsid="0080e876"/>
    </style:style>
    <style:style style:name="T89" style:family="text">
      <style:text-properties style:text-underline-style="none"/>
    </style:style>
    <style:style style:name="T90" style:family="text">
      <style:text-properties style:text-underline-style="none" officeooo:rsid="01329738"/>
    </style:style>
    <style:style style:name="T91" style:family="text">
      <style:text-properties style:text-underline-style="none" officeooo:rsid="014d8232"/>
    </style:style>
    <style:style style:name="T92" style:family="text">
      <style:text-properties officeooo:rsid="00864cdc"/>
    </style:style>
    <style:style style:name="T93" style:family="text">
      <style:text-properties officeooo:rsid="008dfa8e"/>
    </style:style>
    <style:style style:name="T94" style:family="text">
      <style:text-properties officeooo:rsid="009071b8"/>
    </style:style>
    <style:style style:name="T95" style:family="text">
      <style:text-properties officeooo:rsid="00914bc9"/>
    </style:style>
    <style:style style:name="T96" style:family="text">
      <style:text-properties officeooo:rsid="00914bc9" style:font-weight-asian="normal" style:font-weight-complex="normal"/>
    </style:style>
    <style:style style:name="T97" style:family="text">
      <style:text-properties officeooo:rsid="00926cc5"/>
    </style:style>
    <style:style style:name="T98" style:family="text">
      <style:text-properties officeooo:rsid="00947b35"/>
    </style:style>
    <style:style style:name="T99" style:family="text">
      <style:text-properties officeooo:rsid="00978623"/>
    </style:style>
    <style:style style:name="T100" style:family="text">
      <style:text-properties officeooo:rsid="00982953"/>
    </style:style>
    <style:style style:name="T101" style:family="text">
      <style:text-properties officeooo:rsid="00a1bb75"/>
    </style:style>
    <style:style style:name="T102" style:family="text">
      <style:text-properties officeooo:rsid="00a3bb7e"/>
    </style:style>
    <style:style style:name="T103" style:family="text">
      <style:text-properties officeooo:rsid="00a44009"/>
    </style:style>
    <style:style style:name="T104" style:family="text">
      <style:text-properties officeooo:rsid="00a5b257"/>
    </style:style>
    <style:style style:name="T105" style:family="text">
      <style:text-properties officeooo:rsid="00a6bae4"/>
    </style:style>
    <style:style style:name="T106" style:family="text">
      <style:text-properties officeooo:rsid="00aa2f83"/>
    </style:style>
    <style:style style:name="T107" style:family="text">
      <style:text-properties officeooo:rsid="00aad6b6"/>
    </style:style>
    <style:style style:name="T108" style:family="text">
      <style:text-properties officeooo:rsid="00ab58f6"/>
    </style:style>
    <style:style style:name="T109" style:family="text">
      <style:text-properties officeooo:rsid="00ac3233"/>
    </style:style>
    <style:style style:name="T110" style:family="text">
      <style:text-properties officeooo:rsid="00aee046"/>
    </style:style>
    <style:style style:name="T111" style:family="text">
      <style:text-properties officeooo:rsid="00af31b0"/>
    </style:style>
    <style:style style:name="T112" style:family="text">
      <style:text-properties officeooo:rsid="00b0ac98"/>
    </style:style>
    <style:style style:name="T113" style:family="text">
      <style:text-properties officeooo:rsid="00b1123d"/>
    </style:style>
    <style:style style:name="T114" style:family="text">
      <style:text-properties officeooo:rsid="00b11442"/>
    </style:style>
    <style:style style:name="T115" style:family="text">
      <style:text-properties officeooo:rsid="00b252ba"/>
    </style:style>
    <style:style style:name="T116" style:family="text">
      <style:text-properties officeooo:rsid="00b318e0"/>
    </style:style>
    <style:style style:name="T117" style:family="text">
      <style:text-properties officeooo:rsid="00b68be7"/>
    </style:style>
    <style:style style:name="T118" style:family="text">
      <style:text-properties officeooo:rsid="00b9898f"/>
    </style:style>
    <style:style style:name="T119" style:family="text">
      <style:text-properties officeooo:rsid="00b9dd50"/>
    </style:style>
    <style:style style:name="T120" style:family="text">
      <style:text-properties officeooo:rsid="00bbc433"/>
    </style:style>
    <style:style style:name="T121" style:family="text">
      <style:text-properties officeooo:rsid="00bd513d"/>
    </style:style>
    <style:style style:name="T122" style:family="text">
      <style:text-properties officeooo:rsid="00c1206f"/>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normal" style:font-weight-asian="normal" style:font-weight-complex="normal"/>
    </style:style>
    <style:style style:name="T125" style:family="text">
      <style:text-properties officeooo:rsid="00c67afe"/>
    </style:style>
    <style:style style:name="T126" style:family="text">
      <style:text-properties officeooo:rsid="00342103"/>
    </style:style>
    <style:style style:name="T127" style:family="text">
      <style:text-properties officeooo:rsid="00c8478d"/>
    </style:style>
    <style:style style:name="T128" style:family="text">
      <style:text-properties officeooo:rsid="00cda75e"/>
    </style:style>
    <style:style style:name="T129" style:family="text">
      <style:text-properties officeooo:rsid="00d3a7ad"/>
    </style:style>
    <style:style style:name="T130" style:family="text">
      <style:text-properties officeooo:rsid="00d6fad5"/>
    </style:style>
    <style:style style:name="T131" style:family="text">
      <style:text-properties officeooo:rsid="00dae215"/>
    </style:style>
    <style:style style:name="T132" style:family="text">
      <style:text-properties officeooo:rsid="00dde4a4"/>
    </style:style>
    <style:style style:name="T133" style:family="text">
      <style:text-properties officeooo:rsid="00df7b7f"/>
    </style:style>
    <style:style style:name="T134" style:family="text">
      <style:text-properties officeooo:rsid="00e30cfc"/>
    </style:style>
    <style:style style:name="T135" style:family="text">
      <style:text-properties officeooo:rsid="00e91ab2"/>
    </style:style>
    <style:style style:name="T136" style:family="text">
      <style:text-properties officeooo:rsid="00e9d6d8"/>
    </style:style>
    <style:style style:name="T137" style:family="text">
      <style:text-properties officeooo:rsid="00ebe898"/>
    </style:style>
    <style:style style:name="T138" style:family="text">
      <style:text-properties officeooo:rsid="003bf0d8"/>
    </style:style>
    <style:style style:name="T139" style:family="text">
      <style:text-properties officeooo:rsid="00ec07d3"/>
    </style:style>
    <style:style style:name="T140" style:family="text">
      <style:text-properties officeooo:rsid="00ed3ed9"/>
    </style:style>
    <style:style style:name="T141" style:family="text">
      <style:text-properties officeooo:rsid="00ee330b"/>
    </style:style>
    <style:style style:name="T142" style:family="text">
      <style:text-properties officeooo:rsid="00eee5d1"/>
    </style:style>
    <style:style style:name="T143" style:family="text">
      <style:text-properties officeooo:rsid="00f1a826"/>
    </style:style>
    <style:style style:name="T144" style:family="text">
      <style:text-properties officeooo:rsid="00f2c7b0"/>
    </style:style>
    <style:style style:name="T145" style:family="text">
      <style:text-properties officeooo:rsid="00f43301"/>
    </style:style>
    <style:style style:name="T146" style:family="text">
      <style:text-properties officeooo:rsid="00f4c9ba"/>
    </style:style>
    <style:style style:name="T147" style:family="text">
      <style:text-properties officeooo:rsid="00f4f8c6"/>
    </style:style>
    <style:style style:name="T148" style:family="text">
      <style:text-properties officeooo:rsid="00fb35d8"/>
    </style:style>
    <style:style style:name="T149" style:family="text">
      <style:text-properties officeooo:rsid="00ff1d6e"/>
    </style:style>
    <style:style style:name="T150" style:family="text">
      <style:text-properties officeooo:rsid="01045783"/>
    </style:style>
    <style:style style:name="T151" style:family="text">
      <style:text-properties officeooo:rsid="01071bf8"/>
    </style:style>
    <style:style style:name="T152" style:family="text">
      <style:text-properties officeooo:rsid="0108c8a0"/>
    </style:style>
    <style:style style:name="T153" style:family="text">
      <style:text-properties officeooo:rsid="010b7e5e"/>
    </style:style>
    <style:style style:name="T154" style:family="text">
      <style:text-properties officeooo:rsid="010ef9e9"/>
    </style:style>
    <style:style style:name="T155" style:family="text">
      <style:text-properties officeooo:rsid="01148e82"/>
    </style:style>
    <style:style style:name="T156" style:family="text">
      <style:text-properties officeooo:rsid="011734cc"/>
    </style:style>
    <style:style style:name="T157" style:family="text">
      <style:text-properties officeooo:rsid="011924d1"/>
    </style:style>
    <style:style style:name="T158" style:family="text">
      <style:text-properties officeooo:rsid="011eda01"/>
    </style:style>
    <style:style style:name="T159" style:family="text">
      <style:text-properties officeooo:rsid="0123034a"/>
    </style:style>
    <style:style style:name="T160" style:family="text">
      <style:text-properties officeooo:rsid="0124ff7c"/>
    </style:style>
    <style:style style:name="T161" style:family="text">
      <style:text-properties officeooo:rsid="0125ae38"/>
    </style:style>
    <style:style style:name="T162" style:family="text">
      <style:text-properties officeooo:rsid="012be655"/>
    </style:style>
    <style:style style:name="T163" style:family="text">
      <style:text-properties officeooo:rsid="012caefa"/>
    </style:style>
    <style:style style:name="T164" style:family="text">
      <style:text-properties officeooo:rsid="012f9786"/>
    </style:style>
    <style:style style:name="T165" style:family="text">
      <style:text-properties officeooo:rsid="012fe15e"/>
    </style:style>
    <style:style style:name="T166" style:family="text">
      <style:text-properties officeooo:rsid="0131ca5a"/>
    </style:style>
    <style:style style:name="T167" style:family="text">
      <style:text-properties officeooo:rsid="013c275b"/>
    </style:style>
    <style:style style:name="T168" style:family="text">
      <style:text-properties officeooo:rsid="01486927"/>
    </style:style>
    <style:style style:name="T169" style:family="text">
      <style:text-properties officeooo:rsid="014b6c90"/>
    </style:style>
    <style:style style:name="T170" style:family="text">
      <style:text-properties officeooo:rsid="014eb3e1"/>
    </style:style>
    <style:style style:name="T171" style:family="text">
      <style:text-properties officeooo:rsid="015365c4"/>
    </style:style>
    <style:style style:name="T172" style:family="text">
      <style:text-properties officeooo:rsid="0153b30e"/>
    </style:style>
    <style:style style:name="T173" style:family="text">
      <style:text-properties officeooo:rsid="015695d7"/>
    </style:style>
    <style:style style:name="T174" style:family="text">
      <style:text-properties officeooo:rsid="01589571"/>
    </style:style>
    <style:style style:name="T175" style:family="text">
      <style:text-properties officeooo:rsid="015a69a3"/>
    </style:style>
    <style:style style:name="T176" style:family="text">
      <style:text-properties officeooo:rsid="015ce24b"/>
    </style:style>
    <style:style style:name="T177" style:family="text">
      <style:text-properties officeooo:rsid="0169be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Matnaath Language</text:p>
      <text:p text:style-name="P31"/>
      <text:p text:style-name="P31"/>
      <text:p text:style-name="P31"/>
      <text:p text:style-name="P31"/>
      <text:p text:style-name="P31">Phonetic Rules:</text:p>
      <text:p text:style-name="P1"/>
      <text:p text:style-name="P2"><text:span text:style-name="T60">“Long” Vocals: <text:s text:c="2"/></text:span><text:s text:c="2"/><text:span text:style-name="T24">ā</text:span> <text:s/><text:span text:style-name="T3">ē <text:s text:c="2"/></text:span><text:s/>ī <text:s text:c="3"/><text:span text:style-name="T3">ō</text:span> <text:s text:c="3"/><text:span text:style-name="T3">ū</text:span></text:p>
      <text:p text:style-name="P1"/>
      <text:p text:style-name="P19">No Words can start with the “th” sound</text:p>
      <text:p text:style-name="P1"/>
      <text:p text:style-name="P3"><text:span text:style-name="T124">Stress</text:span>: </text:p>
      <text:p text:style-name="P3"/>
      <text:p text:style-name="P3">on the third-to-last-syllable unless the second to last syllable is long:</text:p>
      <text:p text:style-name="P1">hakatu → HA-ka-tu</text:p>
      <text:p text:style-name="P4"><text:span text:style-name="T1">hak</text:span><text:span text:style-name="T3">ā</text:span><text:span text:style-name="T4">tu → ha-KA-tu</text:span></text:p>
      <text:p text:style-name="P35"/>
      <text:p text:style-name="P35"/>
      <text:p text:style-name="P35"/>
      <text:p text:style-name="P32"><text:span text:style-name="T30">D</text:span><text:span text:style-name="T2">ictionary:</text:span></text:p>
      <text:p text:style-name="P36"/>
      <text:p text:style-name="P5"><text:span text:style-name="T31">Pronouns</text:span><text:span text:style-name="T3">:</text:span></text:p>
      <text:p text:style-name="P36"/>
      <text:p text:style-name="P36">N<text:span text:style-name="T140">a</text:span> <text:tab/>→<text:tab/> I/me</text:p>
      <text:p text:style-name="P36">P<text:span text:style-name="T140">e</text:span><text:tab/>→ <text:tab/>You (singular)</text:p>
      <text:p text:style-name="P36">R<text:span text:style-name="T140">o</text:span> <text:tab/>→<text:tab/> He/She/it</text:p>
      <text:p text:style-name="P36">X<text:span text:style-name="T140">i</text:span> <text:tab/>→<text:tab/> Us (Including the Listener)</text:p>
      <text:p text:style-name="P36">T<text:span text:style-name="T140">i</text:span> <text:tab/>→<text:tab/> Us (Excluding the Listener)</text:p>
      <text:p text:style-name="P6"><text:span text:style-name="T5">Dgi</text:span><text:span text:style-name="T27">o</text:span><text:span text:style-name="T3"> <text:tab/>→<text:tab/> You (plural)</text:span></text:p>
      <text:p text:style-name="P8"><text:span text:style-name="T6">W</text:span><text:span text:style-name="T27">o</text:span><text:span text:style-name="T3"> <text:tab/>→ <text:tab/> They/Them</text:span></text:p>
      <text:p text:style-name="P37"/>
      <text:p text:style-name="P37"/>
      <text:p text:style-name="P9"><text:span text:style-name="T31">Nouns</text:span><text:span text:style-name="T3">:</text:span></text:p>
      <text:p text:style-name="P55"/>
      <text:p text:style-name="P183">Root Words:</text:p>
      <text:p text:style-name="P168"/>
      <text:p text:style-name="P11"><text:span text:style-name="T3">m</text:span><text:span text:style-name="T28">a</text:span><text:span text:style-name="T9">t</text:span><text:span text:style-name="T3"><text:tab/><text:tab/>→<text:tab/>person</text:span></text:p>
      <text:p text:style-name="P18"><text:span text:style-name="T3">n</text:span><text:span text:style-name="T26">a</text:span><text:span text:style-name="T3">m</text:span><text:span text:style-name="T24">ā</text:span><text:span text:style-name="T3">t<text:tab/><text:tab/>→ <text:tab/>woman</text:span></text:p>
      <text:p text:style-name="P18"><text:span text:style-name="T3">dgi</text:span><text:span text:style-name="T26">a</text:span><text:span text:style-name="T3">m</text:span><text:span text:style-name="T24">ā</text:span><text:span text:style-name="T3">t<text:tab/><text:tab/>→<text:tab/>man</text:span></text:p>
      <text:p text:style-name="P10"><text:span text:style-name="T10">a</text:span><text:span text:style-name="T3">k</text:span><text:span text:style-name="T7">ī</text:span><text:span text:style-name="T8">p</text:span><text:span text:style-name="T3"><text:tab/><text:tab/>→<text:tab/>animal </text:span></text:p>
      <text:p text:style-name="P78">ath<text:tab/><text:tab/>→<text:tab/>family</text:p>
      <text:p text:style-name="P17"><text:span text:style-name="T3">n</text:span><text:span text:style-name="T29">a</text:span><text:span text:style-name="T3">mi<text:tab/><text:tab/>→<text:tab/>mother</text:span></text:p>
      <text:p text:style-name="P57">dgiapet<text:tab/><text:tab/>→<text:tab/>father</text:p>
      <text:p text:style-name="P47">lēf<text:tab/><text:tab/>→<text:tab/>plant</text:p>
      <text:p text:style-name="P51">nūm<text:tab/><text:tab/>→<text:tab/>food</text:p>
      <text:p text:style-name="P107">meks<text:span text:style-name="T62">ā</text:span>t<text:tab/><text:tab/>→<text:tab/><text:span text:style-name="T148">flesh (not inteded as eating meat)</text:span></text:p>
      <text:p text:style-name="P67">midzūri<text:tab/><text:tab/>→<text:tab/>nature</text:p>
      <text:p text:style-name="P47">yanu<text:tab/><text:tab/>→<text:tab/>wood</text:p>
      <text:p text:style-name="P68">pak<text:tab/><text:tab/>→<text:tab/>head</text:p>
      <text:p text:style-name="P16"><text:span text:style-name="T3">fur</text:span><text:span text:style-name="T24">ā</text:span><text:span text:style-name="T3"><text:tab/><text:tab/>→<text:tab/>fire</text:span></text:p>
      <text:p text:style-name="P16"><text:span text:style-name="T25">n</text:span><text:span text:style-name="T29">a</text:span><text:span text:style-name="T25">la<text:tab/><text:tab/>→<text:tab/>water</text:span><text:span text:style-name="T3"><text:tab/></text:span></text:p>
      <text:p text:style-name="P38"><text:soft-page-break/>k<text:span text:style-name="T61">e</text:span>s<text:tab/><text:tab/>→<text:tab/>rock</text:p>
      <text:p text:style-name="P93">n<text:span text:style-name="T141">e</text:span><text:span text:style-name="T102">k</text:span>i<text:tab/><text:tab/>→<text:tab/>s<text:span text:style-name="T103">and</text:span></text:p>
      <text:p text:style-name="P94"><text:span text:style-name="T104">nūn</text:span><text:tab/><text:tab/>→<text:tab/><text:span text:style-name="T104">grain (in general, it can be attached as a suffix to other words) </text:span></text:p>
      <text:p text:style-name="P90">yath<text:tab/><text:tab/>→<text:tab/>wind</text:p>
      <text:p text:style-name="P56">nēth<text:tab/><text:tab/>→<text:tab/>destiny/god</text:p>
      <text:p text:style-name="P69">y<text:span text:style-name="T141">u</text:span>f<text:tab/><text:tab/>→<text:tab/>void/nothing/<text:span text:style-name="T71">zero</text:span></text:p>
      <text:p text:style-name="P70">voxet<text:tab/><text:tab/>→<text:tab/>spear/<text:span text:style-name="T153">arrow</text:span></text:p>
      <text:p text:style-name="P112">t<text:span text:style-name="T154">alath<text:tab/><text:tab/>→<text:tab/>bow</text:span></text:p>
      <text:p text:style-name="P89">n<text:span text:style-name="T141">a</text:span>ti<text:tab/><text:tab/>→<text:tab/><text:span text:style-name="T77">group/</text:span><text:span text:style-name="T94">the all </text:span><text:span text:style-name="T96">(also a Noun)</text:span></text:p>
      <text:p text:style-name="P47">xas<text:tab/><text:tab/>→<text:tab/>place</text:p>
      <text:p text:style-name="P76">mi<text:span text:style-name="T62">ā</text:span>gi<text:tab/><text:tab/>→<text:tab/><text:span text:style-name="T82">papyrus (the plant and the derived “paper”)</text:span></text:p>
      <text:p text:style-name="P77">kyon<text:tab/><text:tab/>→<text:tab/>ink</text:p>
      <text:p text:style-name="P80">lith<text:tab/><text:tab/>→<text:tab/>symbol/letter/<text:span text:style-name="T84">picture</text:span></text:p>
      <text:p text:style-name="P81">witha<text:tab/><text:tab/>→ <text:tab/>money</text:p>
      <text:p text:style-name="P82"><text:span text:style-name="T115">mēs</text:span><text:span text:style-name="T111"><text:tab/><text:tab/>→<text:tab/>leaf</text:span></text:p>
      <text:p text:style-name="P99"><text:span text:style-name="T115">r</text:span>owa<text:tab/><text:tab/>→<text:tab/><text:span text:style-name="T116">skin</text:span></text:p>
      <text:p text:style-name="P100">klas<text:tab/><text:tab/>→<text:tab/>salt</text:p>
      <text:p text:style-name="P102">pati<text:tab/><text:tab/>→<text:tab/>egg</text:p>
      <text:p text:style-name="P102">brūt<text:tab/><text:tab/>→<text:tab/><text:span text:style-name="T133">roots (of a plant)</text:span></text:p>
      <text:p text:style-name="P102"/>
      <text:p text:style-name="P81"/>
      <text:p text:style-name="P77"/>
      <text:p text:style-name="P47"/>
      <text:p text:style-name="P47"/>
      <text:p text:style-name="P183">Derived Words:</text:p>
      <text:p text:style-name="P168"/>
      <text:p text:style-name="P47">yanulēf<text:tab/><text:tab/>→ <text:tab/>“wood-plant”, tree</text:p>
      <text:p text:style-name="P47">yanulēfxas<text:tab/><text:tab/>→<text:tab/>“tree-place”, forest</text:p>
      <text:p text:style-name="P50">kēsxas<text:tab/><text:tab/>→<text:tab/>“rock-place”, mountain</text:p>
      <text:p text:style-name="P103">furakēsxas<text:tab/><text:tab/>→<text:tab/>“fire-mountain”, volcano</text:p>
      <text:p text:style-name="P51">n<text:span text:style-name="T118">a</text:span>laxas<text:tab/><text:tab/>→<text:tab/>“water-place”, lake/sea</text:p>
      <text:p text:style-name="P52">lēfnum<text:tab/><text:tab/>→<text:tab/>“<text:span text:style-name="T117">plant</text:span>-food”, fruit/<text:span text:style-name="T117">vegetable</text:span></text:p>
      <text:p text:style-name="P106"><text:span text:style-name="T64">ā</text:span>kipnum<text:tab/><text:tab/>→<text:tab/>“animal-food”, meat</text:p>
      <text:p text:style-name="P54">nal<text:span text:style-name="T98">a</text:span><text:span text:style-name="T64">k</text:span>i<text:span text:style-name="T68">p<text:tab/><text:tab/>→<text:tab/>“</text:span>water-animal<text:span text:style-name="T68">”, </text:span>fish</text:p>
      <text:p text:style-name="P91">yathakip<text:tab/><text:tab/>→<text:tab/>“wind-animal” bird</text:p>
      <text:p text:style-name="P92">voxm<text:span text:style-name="T62">ā</text:span>kip<text:tab/><text:tab/>→<text:tab/>“warrior-animal” dog, In the Culture <text:span text:style-name="T99">is</text:span> explained why</text:p>
      <text:p text:style-name="P54">ak<text:span text:style-name="T119">i</text:span>pvasmat<text:tab/><text:tab/>→<text:tab/>“hunt-person”, hunter</text:p>
      <text:p text:style-name="P49">l<text:span text:style-name="T120">e</text:span>f<text:span text:style-name="T66">vas</text:span><text:span text:style-name="T67">mat<text:tab/><text:tab/>→<text:tab/>“plant gather-person”, plant gatherer</text:span></text:p>
      <text:p text:style-name="P54">nala<text:span text:style-name="T64">k</text:span><text:span text:style-name="T121">i</text:span><text:span text:style-name="T68">p</text:span>vas<text:span text:style-name="T69">mat</text:span><text:tab/>→<text:tab/>“fish-person”, fisherman</text:p>
      <text:p text:style-name="P70">vox<text:span text:style-name="T64">mā</text:span><text:span text:style-name="T78">t<text:tab/><text:tab/>→<text:tab/>“</text:span>spear-<text:span text:style-name="T79">person</text:span><text:span text:style-name="T78">”, </text:span><text:span text:style-name="T79">warrior/soldier</text:span></text:p>
      <text:p text:style-name="P71">mat<text:span text:style-name="T76">n</text:span><text:span text:style-name="T62">ā</text:span><text:span text:style-name="T76">ti<text:tab/><text:tab/>→<text:tab/>“</text:span>person-group<text:span text:style-name="T76">”, </text:span><text:span text:style-name="T80">the people (as population/</text:span><text:span text:style-name="T84">tribes</text:span><text:span text:style-name="T80">)</text:span></text:p>
      <text:p text:style-name="P72">nalakip<text:span text:style-name="T76">n</text:span><text:span text:style-name="T62">ā</text:span><text:span text:style-name="T76">ti<text:tab/><text:tab/>→<text:tab/>“</text:span>fish-<text:span text:style-name="T85">group</text:span><text:span text:style-name="T76">”, <text:s/></text:span>shoal</text:p>
      <text:p text:style-name="P95">xasl<text:span text:style-name="T86">it</text:span>h<text:tab/><text:tab/>→<text:tab/>“place-picture”, map</text:p>
      <text:p text:style-name="P98">yanuk<text:span text:style-name="T61">ē</text:span>s<text:tab/><text:tab/>→<text:tab/>“wood-rock”, <text:span text:style-name="T106">big </text:span>seed (used for seeds like avocado <text:span text:style-name="T107">and bigger</text:span>)</text:p>
      <text:p text:style-name="P96">yan<text:span text:style-name="T114">u</text:span>n<text:tab/><text:tab/>→<text:tab/>“<text:span text:style-name="T108">grain of wood</text:span>”, <text:span text:style-name="T106">small seed </text:span><text:span text:style-name="T109">(used for seeds like tomat</text:span><text:span text:style-name="T110">o</text:span><text:span text:style-name="T109">)</text:span></text:p>
      <text:p text:style-name="P97">nen<text:span text:style-name="T114">u</text:span>n<text:tab/><text:tab/>→<text:tab/>“grain of sand”, <text:span text:style-name="T105">(n</text:span><text:span text:style-name="T61">ē</text:span><text:span text:style-name="T105">ki loses the last syllable and gets n</text:span>ū<text:span text:style-name="T105">n)</text:span></text:p>
      <text:p text:style-name="P101">klanun<text:tab/><text:tab/>→<text:tab/>“grain of salt”, (klas loses the s and gets <text:span text:style-name="T105">n</text:span><text:span text:style-name="T104">ū</text:span><text:span text:style-name="T105">n</text:span>)</text:p>
      <text:p text:style-name="P108">yanurōwa<text:tab/><text:tab/>→<text:tab/>“wood-skin”, <text:span text:style-name="T112">bark/</text:span><text:span text:style-name="T113">cortex</text:span><text:span text:style-name="T112"> (of the tree)</text:span></text:p>
      <text:p text:style-name="P109">nalam<text:span text:style-name="T138">ē</text:span>ksat<text:tab/><text:tab/>→<text:tab/>“<text:span text:style-name="T149">water-flesh</text:span>“, <text:span text:style-name="T149">blood</text:span></text:p>
      <text:p text:style-name="P110">yanum<text:span text:style-name="T138">ē</text:span>ksat<text:tab/>→<text:tab/>“wood-flesh”, bone</text:p>
      <text:p text:style-name="P113">kenum<text:span text:style-name="T138">ē</text:span>ksat<text:tab/>→<text:tab/>“rock-bone”, tooth</text:p>
      <text:p text:style-name="P111">voxakip<text:tab/><text:tab/>→<text:tab/>“spear-animal”, <text:span text:style-name="T153">horn/tusk</text:span></text:p>
      <text:p text:style-name="P115"><text:soft-page-break/>nekimat<text:tab/><text:tab/>→<text:tab/>“sand-man”, a weak person, incapable of doing anything</text:p>
      <text:p text:style-name="P54"/>
      <text:p text:style-name="P171">Spatial Dimensions:</text:p>
      <text:p text:style-name="P139"/>
      <text:p text:style-name="P139">In this language, there will be 3 spatial dimensions, as in Math we have X, Y, Z, here we have:</text:p>
      <text:p text:style-name="P139"/>
      <text:p text:style-name="P140">- <text:span text:style-name="T89">afka</text:span>:</text:p>
      <text:p text:style-name="P140">is the spatial dimension that goes in the direction of the speaker, this is the direction that starts from the speaker and goes in front of his face.</text:p>
      <text:p text:style-name="P139"/>
      <text:p text:style-name="P139">- <text:span text:style-name="T92">mexka:</text:span></text:p>
      <text:p text:style-name="P141">is the spatial dimension that goes sideways to the speaker, this is the direction that starts from the left and goes to the right of the speaker</text:p>
      <text:p text:style-name="P141"/>
      <text:p text:style-name="P141">- liuka:</text:p>
      <text:p text:style-name="P141"/>
      <text:p text:style-name="P141">is the spatial dimension that goes <text:s/>vertically to the speaker, this is the direction that start from the feet of the speaker and goes to the head of the speaker</text:p>
      <text:p text:style-name="P141"/>
      <text:p text:style-name="P142">This three direction won’t be generally used alone, but they will be used to say, for example long or wide (big in X/Y/Z direction).</text:p>
      <text:p text:style-name="P54"/>
      <text:p text:style-name="P54"/>
      <text:p text:style-name="P169"><text:span text:style-name="T70">Numbers</text:span>:</text:p>
      <text:p text:style-name="P169"/>
      <text:p text:style-name="P180">Cardinal Numbers:</text:p>
      <text:p text:style-name="P169"/>
      <text:p text:style-name="P136">y<text:span text:style-name="T141">u</text:span>f<text:tab/>→<text:tab/><text:span text:style-name="T71">zero</text:span></text:p>
      <text:p text:style-name="P57">me<text:tab/>→<text:tab/>one</text:p>
      <text:p text:style-name="P57">e<text:span text:style-name="T167">th</text:span><text:tab/>→<text:tab/>two</text:p>
      <text:p text:style-name="P57">ra<text:tab/>→<text:tab/>three</text:p>
      <text:p text:style-name="P57">kax<text:tab/>→<text:tab/>four</text:p>
      <text:p text:style-name="P60">nak<text:tab/>→<text:tab/>five</text:p>
      <text:p text:style-name="P60">bēs<text:tab/>→<text:tab/>six</text:p>
      <text:p text:style-name="P60">tswa<text:tab/>→<text:tab/>seven</text:p>
      <text:p text:style-name="P60">yet<text:tab/>→<text:tab/>eight</text:p>
      <text:p text:style-name="P60">dgiēn<text:tab/>→<text:tab/>nine</text:p>
      <text:p text:style-name="P60">drōt<text:tab/>→<text:tab/>ten</text:p>
      <text:p text:style-name="P60">ef<text:tab/>→<text:tab/>eleven</text:p>
      <text:p text:style-name="P58"/>
      <text:p text:style-name="P63">y<text:span text:style-name="T73">e</text:span>p<text:tab/>→<text:tab/>144 (12 x 12, it’s the equivalent of our hundreds)</text:p>
      <text:p text:style-name="P63"/>
      <text:p text:style-name="P64">ksa<text:tab/>→<text:tab/>1728 (12 x 12 x 12, it’s the equivalent of our <text:span text:style-name="T74">thousands</text:span>)</text:p>
      <text:p text:style-name="P58"/>
      <text:p text:style-name="P58"><text:span text:style-name="T71">The next number are constucted in the following way:<text:tab/></text:span><text:tab/></text:p>
      <text:p text:style-name="P53"/>
      <text:p text:style-name="P60">X dozens is X-rō, for example, sixty is five dozens, so it becomes nakrō</text:p>
      <text:p text:style-name="P60"/>
      <text:p text:style-name="P61">as in english, 20 is twenty and 25 is twenty-five, so in this language, if 60 is <text:span text:style-name="T71">nakrō, </text:span>67 is <text:span text:style-name="T71">nakrō</text:span>tswa</text:p>
      <text:p text:style-name="P60"/>
      <text:p text:style-name="P62">X dozens of dozens is <text:span text:style-name="T72">y</text:span>e<text:span text:style-name="T72">p-</text:span>X, for example, 175 is <text:span text:style-name="T72">y</text:span>e<text:span text:style-name="T72">p</text:span>the<text:span text:style-name="T71">rō</text:span>tswa <text:span text:style-name="T75">(a dozen of dozens is a yep</text:span><text:span text:style-name="T71">rō</text:span><text:span text:style-name="T75">)</text:span></text:p>
      <text:p text:style-name="P61"/>
      <text:p text:style-name="P65"><text:soft-page-break/>X dozens of dozens of dozens is ksa-X, for example, 1773 is ksarar<text:span text:style-name="T71">ōdgiēn </text:span><text:span text:style-name="T75">(a dozen of dozen of dozens is a ksa</text:span><text:span text:style-name="T71">rō</text:span><text:span text:style-name="T75">)</text:span></text:p>
      <text:p text:style-name="P60"/>
      <text:p text:style-name="P66">then, as in english there are the hundreds of thousands here we will have the ksa<text:span text:style-name="T71">rō </text:span>yep<text:span text:style-name="T71">rō </text:span>and so on, but, as a primitive civilization it will be very unlinkely that such big numbers will be ever used</text:p>
      <text:p text:style-name="P52"><text:tab/></text:p>
      <text:p text:style-name="P181"><text:span text:style-name="T130">Ordinal</text:span> Numbers:</text:p>
      <text:p text:style-name="P40"/>
      <text:p text:style-name="P104">Ordinal Numbers will be obtained by taking the corresponding <text:span text:style-name="T131">Cardinal Number and adding as a suffix the -i, for example:</text:span></text:p>
      <text:p text:style-name="P105"/>
      <text:p text:style-name="P59">me <text:span text:style-name="T131">(one) <text:tab/>→<text:tab/>mei (first)</text:span></text:p>
      <text:p text:style-name="P105">nak (five)<text:tab/>→<text:tab/>naki (fifth)</text:p>
      <text:p text:style-name="P38"/>
      <text:p text:style-name="P38"/>
      <text:p text:style-name="P38"/>
      <text:p text:style-name="P13"><text:span text:style-name="T31">Verbs</text:span><text:span text:style-name="T3">:</text:span></text:p>
      <text:p text:style-name="P38"/>
      <text:p text:style-name="P182">Root Words:</text:p>
      <text:p text:style-name="P36"/>
      <text:p text:style-name="P38">ir<text:span text:style-name="T146">a</text:span><text:tab/><text:tab/>→<text:tab/>to be</text:p>
      <text:p text:style-name="P38">p<text:span text:style-name="T164">e</text:span>k<text:tab/><text:tab/>→<text:tab/>to have</text:p>
      <text:p text:style-name="P199">make<text:tab/><text:tab/>→<text:tab/>to eat</text:p>
      <text:p text:style-name="P199">gake<text:tab/><text:tab/>→<text:tab/>to drink</text:p>
      <text:p text:style-name="P201">iksi<text:tab/><text:tab/>→<text:tab/>to bite</text:p>
      <text:p text:style-name="P38">fl<text:span text:style-name="T146">a</text:span><text:tab/><text:tab/>→<text:tab/>to see</text:p>
      <text:p text:style-name="P202">efret<text:tab/><text:tab/>→<text:tab/>to hear</text:p>
      <text:p text:style-name="P203">k<text:span text:style-name="T62">ā</text:span>ri<text:tab/><text:tab/>→<text:tab/>to feel</text:p>
      <text:p text:style-name="P41">k<text:span text:style-name="T146">o</text:span><text:tab/><text:tab/>→<text:tab/>to sit</text:p>
      <text:p text:style-name="P42">kr<text:span text:style-name="T142">a</text:span>s<text:tab/><text:tab/>→<text:tab/>to go/<text:span text:style-name="T177">walk</text:span></text:p>
      <text:p text:style-name="P42">max<text:tab/><text:tab/>→<text:tab/>to do/<text:span text:style-name="T161">make</text:span></text:p>
      <text:p text:style-name="P39"><text:span text:style-name="T167">tekli</text:span><text:tab/><text:tab/>→<text:tab/>to cause</text:p>
      <text:p text:style-name="P53">v<text:span text:style-name="T147">a</text:span>s<text:tab/><text:tab/>→<text:tab/>to get</text:p>
      <text:p text:style-name="P79"/>
      <text:p text:style-name="P53"/>
      <text:p text:style-name="P75"><text:span text:style-name="T83">verbi da fare: </text:span>dovere (bisogno), potere, dovere (costrizione)</text:p>
      <text:p text:style-name="P53"/>
      <text:p text:style-name="P182">Derived Words:</text:p>
      <text:p text:style-name="P177"/>
      <text:p text:style-name="P178"/>
      <text:p text:style-name="P53">ak<text:span text:style-name="T65">ī</text:span>pvas<text:tab/><text:tab/>→<text:tab/>“animal-get”, to hunt</text:p>
      <text:p text:style-name="P48">lēf<text:span text:style-name="T66">vas<text:tab/><text:tab/>→<text:tab/>“plant-get”,<text:tab/> to gather plants</text:span></text:p>
      <text:p text:style-name="P54">nala<text:span text:style-name="T64">k</text:span><text:span text:style-name="T65">ī</text:span><text:span text:style-name="T68">p</text:span>vas<text:tab/><text:tab/>→<text:tab/>“fish-get”, to fish</text:p>
      <text:p text:style-name="P114">fura<text:span text:style-name="T167">tekli</text:span><text:tab/><text:tab/>→<text:tab/>“<text:span text:style-name="T155">fire-cause</text:span>”, <text:span text:style-name="T155">to burn</text:span></text:p>
      <text:p text:style-name="P116">yam<text:span text:style-name="T160">a</text:span>x<text:tab/><text:tab/>→<text:tab/>“<text:span text:style-name="T156">make-wind</text:span>”, <text:span text:style-name="T156">run </text:span><text:span text:style-name="T157">(in the Culture is explained why)</text:span></text:p>
      <text:p text:style-name="P121">yuf<text:span text:style-name="T167">tekli</text:span><text:tab/><text:tab/>→<text:tab/>“cause-zero”, destroy</text:p>
      <text:p text:style-name="P118">natmax<text:tab/><text:tab/>→<text:tab/>“group-make”, team up/become friends</text:p>
      <text:p text:style-name="P119">texot<text:tab/><text:tab/>→<text:tab/>“cause-dead”, kill</text:p>
      <text:p text:style-name="P119"/>
      <text:p text:style-name="P120"/>
      <text:p text:style-name="P41"/>
      <text:p text:style-name="P41"/>
      <text:p text:style-name="P12"><text:soft-page-break/><text:span text:style-name="T32">Adjectives</text:span><text:span text:style-name="T3">:</text:span></text:p>
      <text:p text:style-name="P38"/>
      <text:p text:style-name="P83">bē<text:tab/>→ <text:tab/>big</text:p>
      <text:p text:style-name="P84">afk<text:span text:style-name="T62">ā</text:span>be<text:tab/>→<text:tab/>long</text:p>
      <text:p text:style-name="P85">m<text:span text:style-name="T93">a</text:span>xk<text:span text:style-name="T62">ā</text:span>be<text:tab/>→<text:tab/>wide</text:p>
      <text:p text:style-name="P86">liuk<text:span text:style-name="T62">ā</text:span>be<text:tab/>→<text:tab/>tall</text:p>
      <text:p text:style-name="P88">t<text:span text:style-name="T167">w</text:span>a<text:span text:style-name="T167">i</text:span><text:tab/>→<text:tab/>little/<text:span text:style-name="T97">small</text:span></text:p>
      <text:p text:style-name="P73">wa<text:tab/>→<text:tab/>many</text:p>
      <text:p text:style-name="P74">mēk<text:tab/>→<text:tab/><text:span text:style-name="T81">a </text:span>few/<text:span text:style-name="T81">a </text:span>little </text:p>
      <text:p text:style-name="P74">xot<text:tab/>→<text:tab/>dead</text:p>
      <text:p text:style-name="P74">yan<text:tab/>→<text:tab/>alive</text:p>
      <text:p text:style-name="P74"/>
      <text:p text:style-name="P87">(liu + position will be high)</text:p>
      <text:p text:style-name="P38"/>
      <text:p text:style-name="P170">Adverbs:</text:p>
      <text:p text:style-name="P170"/>
      <text:p text:style-name="P164">kō<text:tab/>→<text:tab/><text:span text:style-name="T122">on</text:span></text:p>
      <text:p text:style-name="P150">k<text:span text:style-name="T87">ip</text:span><text:tab/>→<text:tab/>this</text:p>
      <text:p text:style-name="P159">xla<text:tab/>→<text:tab/>ther<text:span text:style-name="T132">e</text:span></text:p>
      <text:p text:style-name="P137">ket<text:tab/>→<text:tab/>that</text:p>
      <text:p text:style-name="P138">ut<text:tab/>→<text:tab/>not/<text:span text:style-name="T88">less (as in wire-less in English)</text:span></text:p>
      <text:p text:style-name="P146">n<text:span text:style-name="T62">ā</text:span>ti<text:tab/>→<text:tab/><text:span text:style-name="T94">all </text:span><text:span text:style-name="T95">(also a Noun)</text:span></text:p>
      <text:p text:style-name="P146"/>
      <text:p text:style-name="P147">(dovrei aggiungere in, over, near, ecc...)</text:p>
      <text:p text:style-name="P137"/>
      <text:p text:style-name="P170"/>
      <text:p text:style-name="P170"/>
      <text:p text:style-name="P38"/>
      <text:p text:style-name="P194">Syntax:</text:p>
      <text:p text:style-name="P167"/>
      <text:p text:style-name="P20"><text:span text:style-name="T55">Word Order: </text:span><text:span text:style-name="T2">Subject Object Verb</text:span></text:p>
      <text:p text:style-name="P165"/>
      <text:p text:style-name="P20"><text:span text:style-name="T2">The Person Sees the Animal → Person Animal See → </text:span><text:span text:style-name="T35">mā</text:span><text:span text:style-name="T36">t </text:span><text:span text:style-name="T34">a</text:span><text:span text:style-name="T35">k</text:span><text:span text:style-name="T37">ī</text:span><text:span text:style-name="T38">p</text:span><text:span text:style-name="T35"> </text:span><text:span text:style-name="T39">flā</text:span></text:p>
      <text:p text:style-name="P122"/>
      <text:p text:style-name="P21"><text:span text:style-name="T39">i</text:span><text:span text:style-name="T34">f a noun is succeded by another noun, then the first noun is an adjective of the second, </text:span><text:span text:style-name="T48">In fact adjectives comes before Nouns</text:span><text:span text:style-name="T34">, for example:</text:span></text:p>
      <text:p text:style-name="P124"/>
      <text:p text:style-name="P28"><text:span text:style-name="T11">The Person Sees the big Animal → Person Big Thing Animal See → </text:span><text:span text:style-name="T12">mā</text:span><text:span text:style-name="T13">t </text:span><text:span text:style-name="T11">b</text:span><text:span text:style-name="T14">ē</text:span><text:span text:style-name="T13"> </text:span><text:span text:style-name="T15">a</text:span><text:span text:style-name="T12">k</text:span><text:span text:style-name="T16">ī</text:span><text:span text:style-name="T17">p</text:span><text:span text:style-name="T12"> </text:span><text:span text:style-name="T18">flā</text:span></text:p>
      <text:p text:style-name="P36"/>
      <text:p text:style-name="P41"/>
      <text:p text:style-name="P41">a verb can be used also for “adpositions”, so a verb like “to sit” (kō) can become “on”</text:p>
      <text:p text:style-name="P36"/>
      <text:p text:style-name="P7"><text:span text:style-name="T19">The Animal is on the rock → Animal Rock Sit → </text:span><text:span text:style-name="T10">a</text:span><text:span text:style-name="T20">k</text:span><text:span text:style-name="T7">ī</text:span><text:span text:style-name="T8">p </text:span><text:span text:style-name="T21">k</text:span><text:span text:style-name="T23">e</text:span><text:span text:style-name="T21">s </text:span><text:span text:style-name="T19">kō</text:span></text:p>
      <text:p text:style-name="P41"/>
      <text:p text:style-name="P14"><text:span text:style-name="T19">T</text:span><text:span text:style-name="T3">he verb </text:span><text:span text:style-name="T22">Always come last in the sentence, so every verb which is after a noun is a “postposition”</text:span></text:p>
      <text:p text:style-name="P43"/>
      <text:p text:style-name="P15"><text:span text:style-name="T22">E</text:span><text:span text:style-name="T3">very time we talk about a Possessor and a Possessee, the Possessor comes before the Possessee, this is because the Possessee is seen as an “adjective” that describes the Possessor</text:span></text:p>
      <text:p text:style-name="P44"/>
      <text:p text:style-name="P45">Summary:</text:p>
      <text:list xml:id="list624379661" text:style-name="L1">
        <text:list-item>
          <text:p text:style-name="P197">Default Word Order: S O V</text:p>
        </text:list-item>
        <text:list-item>
          <text:p text:style-name="P197">Adjective – Noun</text:p>
        </text:list-item>
        <text:list-item>
          <text:p text:style-name="P197"><text:soft-page-break/>Noun – Postposition</text:p>
        </text:list-item>
        <text:list-item>
          <text:p text:style-name="P197">Possessor – Possessee</text:p>
        </text:list-item>
        <text:list-item>
          <text:p text:style-name="P198">Verb - Auxiliary</text:p>
        </text:list-item>
      </text:list>
      <text:p text:style-name="P45"/>
      <text:p text:style-name="P45"/>
      <text:p text:style-name="P33"><text:span text:style-name="T54">Grammar</text:span><text:span text:style-name="T2">:</text:span></text:p>
      <text:p text:style-name="P195"/>
      <text:p text:style-name="P22"><text:span text:style-name="T31">Plurali</text:span><text:span text:style-name="T33">ty:</text:span><text:span text:style-name="T55"> </text:span></text:p>
      <text:p text:style-name="P166"/>
      <text:p text:style-name="P22"><text:span text:style-name="T55">Unmarked Singular: </text:span><text:span text:style-name="T40">a</text:span><text:span text:style-name="T35">k</text:span><text:span text:style-name="T37">ī</text:span><text:span text:style-name="T38">p </text:span><text:span text:style-name="T41">(animal)</text:span></text:p>
      <text:p text:style-name="P22"><text:span text:style-name="T55">Plural Marked by adding “wa”: wa </text:span><text:span text:style-name="T40">a</text:span><text:span text:style-name="T35">k</text:span><text:span text:style-name="T37">ī</text:span><text:span text:style-name="T38">p </text:span><text:span text:style-name="T41">(animals)</text:span></text:p>
      <text:p text:style-name="P125"/>
      <text:p text:style-name="P125"/>
      <text:p text:style-name="P29"><text:span text:style-name="T41">T</text:span><text:span text:style-name="T34">enses:</text:span></text:p>
      <text:p text:style-name="P126"/>
      <text:p text:style-name="P126"><text:span text:style-name="T123">Present</text:span>: Unmarked</text:p>
      <text:p text:style-name="P126"/>
      <text:p text:style-name="P148"><text:span text:style-name="T127">I am a person<text:tab/>→<text:tab/></text:span>N<text:span text:style-name="T126">ā</text:span> mat ir<text:span text:style-name="T126">ā</text:span></text:p>
      <text:p text:style-name="P127"/>
      <text:p text:style-name="P23"><text:span text:style-name="T57">Simple </text:span><text:span text:style-name="T56">Future</text:span><text:span text:style-name="T34">: + G</text:span><text:span text:style-name="T42">o (kr</text:span><text:span text:style-name="T50">a</text:span><text:span text:style-name="T42">s)</text:span><text:span text:style-name="T34"> (Auxiliary Verb)</text:span></text:p>
      <text:p text:style-name="P128"/>
      <text:p text:style-name="P162">I will be a father<text:tab/>→<text:tab/><text:span text:style-name="T125">N</text:span><text:span text:style-name="T144">a</text:span> <text:span text:style-name="T70">dgiapet</text:span> <text:span text:style-name="T126">kr</text:span><text:span text:style-name="T144">a</text:span><text:span text:style-name="T126">s</text:span> <text:span text:style-name="T125">ir</text:span><text:span text:style-name="T144">a</text:span></text:p>
      <text:p text:style-name="P162"/>
      <text:p text:style-name="P24"><text:span text:style-name="T56">Future </text:span><text:span text:style-name="T58">Perfec</text:span><text:span text:style-name="T59">t</text:span><text:span text:style-name="T34">: </text:span><text:span text:style-name="T52">+ </text:span><text:span text:style-name="T34"><text:s/></text:span><text:span text:style-name="T53">Participle Form</text:span><text:span text:style-name="T34"> </text:span><text:span text:style-name="T53">+ </text:span><text:span text:style-name="T34">G</text:span><text:span text:style-name="T42">o (kr</text:span><text:span text:style-name="T50">a</text:span><text:span text:style-name="T42">s)</text:span><text:span text:style-name="T34"> (Auxiliary Verb)</text:span></text:p>
      <text:p text:style-name="P130"/>
      <text:p text:style-name="P163">I will <text:span text:style-name="T173">be gone there</text:span><text:tab/>→<text:tab/><text:span text:style-name="T125">N</text:span><text:span text:style-name="T144">a</text:span> <text:span text:style-name="T174">xla</text:span> <text:span text:style-name="T126">kr</text:span><text:span text:style-name="T144">a</text:span><text:span text:style-name="T126">s</text:span><text:span text:style-name="T176">lei</text:span> <text:span text:style-name="T175">kras</text:span></text:p>
      <text:p text:style-name="P128"/>
      <text:p text:style-name="P128"><text:span text:style-name="T123">Past Perfective</text:span>: + Do (max) (auxiliary Verb)</text:p>
      <text:p text:style-name="P128"/>
      <text:p text:style-name="P149">I had gone in the forest<text:tab/><text:tab/>→<text:tab/><text:span text:style-name="T125">N</text:span><text:span text:style-name="T165">a</text:span><text:span text:style-name="T128"> </text:span><text:span text:style-name="T61">yanulēfxas</text:span><text:span text:style-name="T128"> max </text:span><text:span text:style-name="T126">kr</text:span><text:span text:style-name="T143">a</text:span><text:span text:style-name="T126">s</text:span></text:p>
      <text:p text:style-name="P128"/>
      <text:p text:style-name="P129"><text:span text:style-name="T123">Past Imperfective</text:span>: <text:span text:style-name="T164">+ have (</text:span><text:span text:style-name="T63">p</text:span><text:span text:style-name="T164">e</text:span><text:span text:style-name="T63">k</text:span><text:span text:style-name="T164">) (auxiliary Verb)</text:span><text:tab/></text:p>
      <text:p text:style-name="P151"/>
      <text:p text:style-name="P128"/>
      <text:p text:style-name="P160">i was there<text:tab/><text:tab/>→<text:tab/><text:span text:style-name="T125">N</text:span><text:span text:style-name="T145">a</text:span><text:span text:style-name="T166"> </text:span><text:span text:style-name="T172">x</text:span><text:span text:style-name="T129">l</text:span><text:span text:style-name="T171">a</text:span><text:span text:style-name="T166"> pe</text:span><text:span text:style-name="T171">k </text:span><text:span text:style-name="T125">ir</text:span><text:span text:style-name="T145">a</text:span></text:p>
      <text:p text:style-name="P131"/>
      <text:p text:style-name="P176">Gerund:</text:p>
      <text:p text:style-name="P153"/>
      <text:p text:style-name="P153">is given by adding the suffix “k<text:span text:style-name="T135">o</text:span>s” <text:span text:style-name="T136">to the unmarked verb</text:span></text:p>
      <text:p text:style-name="P153"/>
      <text:p text:style-name="P161">He is going to the lake<text:tab/><text:tab/>→<text:tab/><text:span text:style-name="T62">R</text:span><text:span text:style-name="T139">o</text:span><text:span text:style-name="T62"> <text:s/></text:span><text:span text:style-name="T126">kr</text:span><text:span text:style-name="T139">a</text:span><text:span text:style-name="T126">s</text:span><text:span text:style-name="T137">kos </text:span><text:span text:style-name="T138">n</text:span><text:span text:style-name="T118">a</text:span><text:span text:style-name="T138">laxas</text:span></text:p>
      <text:p text:style-name="P161"/>
      <text:p text:style-name="P184">Past Gerund:<text:span text:style-name="T89"> + Do (max)</text:span></text:p>
      <text:p text:style-name="P191"/>
      <text:p text:style-name="P186"><text:span text:style-name="T89">She was going to the lake<text:tab/>→<text:tab/></text:span><text:span text:style-name="T90">Ro kraskos max nalaxas</text:span></text:p>
      <text:p text:style-name="P193"/>
      <text:p text:style-name="P188">Participle:</text:p>
      <text:p text:style-name="P188"/>
      <text:p text:style-name="P189">is given by adding the suffix “lei” to the unmarked verb</text:p>
      <text:p text:style-name="P189"/>
      <text:p text:style-name="P190">They have killed an animal<text:tab/><text:tab/>→<text:tab/><text:span text:style-name="T168">Wo Akip </text:span><text:span text:style-name="T170">t</text:span><text:span text:style-name="T168">exotlei</text:span></text:p>
      <text:p text:style-name="P190"/>
      <text:p text:style-name="P185"><text:soft-page-break/>Past <text:span text:style-name="T169">Participle</text:span>:<text:span text:style-name="T89"> + Do (max)</text:span></text:p>
      <text:p text:style-name="P192"/>
      <text:p text:style-name="P187"><text:span text:style-name="T89">They had killed the animal<text:tab/><text:tab/>→<text:tab/></text:span><text:span text:style-name="T91">Wo Akip texotlei max</text:span></text:p>
      <text:p text:style-name="P131"/>
      <text:p text:style-name="P175">Passive:</text:p>
      <text:p text:style-name="P131"/>
      <text:p text:style-name="P132">is given by using the verb “to be” as the ausiliary verb: </text:p>
      <text:p text:style-name="P131"/>
      <text:p text:style-name="P25"><text:span text:style-name="T34">I am seen by the animal → i animal see be → </text:span><text:span text:style-name="T43">N</text:span><text:span text:style-name="T49">a</text:span><text:span text:style-name="T43"> </text:span><text:span text:style-name="T40">a</text:span><text:span text:style-name="T35">k</text:span><text:span text:style-name="T49">i</text:span><text:span text:style-name="T38">p </text:span><text:span text:style-name="T39">fl</text:span><text:span text:style-name="T49">a</text:span><text:span text:style-name="T39"> ir</text:span><text:span text:style-name="T49">a</text:span></text:p>
      <text:p text:style-name="P123"/>
      <text:p text:style-name="P123"/>
      <text:p text:style-name="P30"><text:span text:style-name="T39">C</text:span><text:span text:style-name="T34">ausative:</text:span></text:p>
      <text:p text:style-name="P133"/>
      <text:p text:style-name="P26"><text:span text:style-name="T34">is given by using </text:span><text:span text:style-name="T44">the verb “to cause” as the auxiliary verb:</text:span></text:p>
      <text:p text:style-name="P135"/>
      <text:p text:style-name="P27"><text:span text:style-name="T34">I make the animal see the rock → i rock animal see cause → </text:span><text:span text:style-name="T43">Nā </text:span><text:span text:style-name="T39">k</text:span><text:span text:style-name="T46">e</text:span><text:span text:style-name="T39">s </text:span><text:span text:style-name="T40">a</text:span><text:span text:style-name="T35">k</text:span><text:span text:style-name="T37">ī</text:span><text:span text:style-name="T38">p </text:span><text:span text:style-name="T39">flā </text:span><text:span text:style-name="T45">te</text:span><text:span text:style-name="T51">kli</text:span></text:p>
      <text:p text:style-name="P134"/>
      <text:p text:style-name="P134"/>
      <text:p text:style-name="P34"><text:span text:style-name="T47">Culture</text:span><text:span text:style-name="T45">:</text:span></text:p>
      <text:p text:style-name="P133"/>
      <text:p text:style-name="P172">Short History of this <text:span text:style-name="T101">P</text:span>eople</text:p>
      <text:p text:style-name="P172"/>
      <text:p text:style-name="P152">This People lived in the island for centuries, the first who arrived here where explorers from far lands which have been forgotten created <text:span text:style-name="T100">this</text:span> society from scratch.</text:p>
      <text:p text:style-name="P152"/>
      <text:p text:style-name="P156">This People are called “Matn<text:span text:style-name="T62">ā</text:span>ti” and the Island is called ”Mat<text:span text:style-name="T134">naat</text:span>h” from their name</text:p>
      <text:p text:style-name="P156"/>
      <text:p text:style-name="P157">Today the Island is divided in many city-states each one ruled by a different family/tribe, they often make alliances and wars with each other. <text:span text:style-name="T162">They also communicate with the other continents, to which it commerces.</text:span></text:p>
      <text:p text:style-name="P157"/>
      <text:p text:style-name="P158">Their major Economic Partners are the Eastern Empire, the Hosnoth Empire and the Kingdom of the South <text:span text:style-name="T163">as they act as a “middle-pass” between the continents</text:span></text:p>
      <text:p text:style-name="P143"/>
      <text:p text:style-name="P173">Dog Etymology</text:p>
      <text:p text:style-name="P144"/>
      <text:p text:style-name="P145">Their Dogs are Animals which are used by the rich and aristocrats to guard and protect them, so they are considered as guards, soldiers, soldier-animals.</text:p>
      <text:p text:style-name="P45"/>
      <text:p text:style-name="P174"><text:span text:style-name="T158">Run</text:span><text:span text:style-name="T150"> Etymology</text:span></text:p>
      <text:p text:style-name="P46"/>
      <text:p text:style-name="P117">Matnaati think that there are the air spirits of the earth that are manifested as the winds, <text:span text:style-name="T159">which runs through the trees of the island</text:span> </text:p>
      <text:p text:style-name="P46"/>
      <text:p text:style-name="P179">Blood and Bone Etymology</text:p>
      <text:p text:style-name="P154"/>
      <text:p text:style-name="P155">Matnaath’s People have a myth that describes how the people were created: the God of Sun <text:span text:style-name="T151">wanted to create a toy for his beloved, the Moon, and created a doll: it created it using sticks and mud, the moon didn’t like it and split it apart and threw it on the earth where the two parts of the doll landed. After some time, the God of the Sun had an idea: he blowed onto the two pieces </text:span><text:span text:style-name="T152">and they beacame alive, he then instructed the first two humans to worship and praise the Moon, the Sun and all the other gods. The humans did so and so we have a shiny moon every night to thank us every month.</text:span></text:p>
      <text:p text:style-name="P4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4T18:52:24.925000000</dc:date>
    <meta:editing-duration>PT7H59M15S</meta:editing-duration>
    <meta:editing-cycles>313</meta:editing-cycles>
    <meta:generator>LibreOffice/7.2.5.2$Windows_X86_64 LibreOffice_project/499f9727c189e6ef3471021d6132d4c694f357e5</meta:generator>
    <meta:document-statistic meta:table-count="0" meta:image-count="0" meta:object-count="0" meta:page-count="8" meta:paragraph-count="219" meta:word-count="1580" meta:character-count="8537" meta:non-whitespace-character-count="7043"/>
  </office:meta>
</office:document-meta>
</file>